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755cm"/>
    </style:style>
    <style:style style:family="table-column" style:name="co2">
      <style:table-column-properties fo:break-before="auto" style:column-width="1.427cm"/>
    </style:style>
    <style:style style:family="table-column" style:name="co3">
      <style:table-column-properties fo:break-before="auto" style:column-width="1.286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489cm"/>
    </style:style>
    <style:style style:family="table-column" style:name="co6">
      <style:table-column-properties fo:break-before="auto" style:column-width="3.468cm"/>
    </style:style>
    <style:style style:family="table-column" style:name="co7">
      <style:table-column-properties fo:break-before="auto" style:column-width="0.392cm"/>
    </style:style>
    <style:style style:family="table-column" style:name="co8">
      <style:table-column-properties fo:break-before="auto" style:column-width="1.649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1.09cm"/>
    </style:style>
    <style:style style:family="table-column" style:name="co12">
      <style:table-column-properties fo:break-before="auto" style:column-width="1.734cm"/>
    </style:style>
    <style:style style:family="table-column" style:name="co13">
      <style:table-column-properties fo:break-before="auto" style:column-width="1.258cm"/>
    </style:style>
    <style:style style:family="table-column" style:name="co14">
      <style:table-column-properties fo:break-before="auto" style:column-width="1.007cm"/>
    </style:style>
    <style:style style:family="table-column" style:name="co15">
      <style:table-column-properties fo:break-before="auto" style:column-width="1.45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588cm"/>
    </style:style>
    <style:style style:family="table-row" style:name="ro3">
      <style:table-row-properties fo:break-before="auto" style:use-optimal-row-height="false" style:row-height="1.027cm"/>
    </style:style>
    <style:style style:family="table-row" style:name="ro4">
      <style:table-row-properties fo:break-before="auto" style:use-optimal-row-height="false" style:row-height="1.991cm"/>
    </style:style>
    <style:style style:family="table-row" style:name="ro5">
      <style:table-row-properties fo:break-before="auto" style:use-optimal-row-height="false" style:row-height="0.577cm"/>
    </style:style>
    <style:style style:family="table-row" style:name="ro6">
      <style:table-row-properties fo:break-before="auto" style:use-optimal-row-height="false" style:row-height="0.464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-row" style:name="ro9">
      <style:table-row-properties fo:break-before="auto" style:use-optimal-row-height="false" style:row-height="1.82cm"/>
    </style:style>
    <style:style style:family="table-row" style:name="ro10">
      <style:table-row-properties fo:break-before="auto" style:use-optimal-row-height="false" style:row-height="1.349cm"/>
    </style:style>
    <style:style style:family="table-row" style:name="ro11">
      <style:table-row-properties fo:break-before="auto" style:use-optimal-row-height="false" style:row-height="0.45cm"/>
    </style:style>
    <style:style style:family="table-row" style:name="ro12">
      <style:table-row-properties fo:break-before="auto" style:use-optimal-row-height="false" style:row-height="0.9cm"/>
    </style:style>
    <style:style style:family="table-row" style:name="ro13">
      <style:table-row-properties fo:break-before="auto" style:use-optimal-row-height="false" style:row-height="0.397cm"/>
    </style:style>
    <style:style style:family="table-row" style:name="ro14">
      <style:table-row-properties fo:break-before="auto" style:use-optimal-row-height="false" style:row-height="0.556cm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fo:background-color="transparent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text-align-source="value-type" style:direction="ltr" style:repeat-content="false" fo:background-color="transparent" style:shrink-to-fit="false" fo:wrap-option="no-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value-type" style:direction="ltr" style:repeat-content="fals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7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text-align-source="fix" style:direction="ltr" style:repeat-content="false" fo:background-color="transparent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1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bold" style:font-name-complex="Arial" style:font-weight-asian="bold" fo:font-size="10pt" style:font-style-asian="norm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 table:number-columns-repeated="2"/>
        <table:table-column table:style-name="co9" table:default-cell-style-name="ce19" table:number-columns-repeated="3"/>
        <table:table-column table:style-name="co8" table:default-cell-style-name="ce19" table:number-columns-repeated="2"/>
        <table:table-column table:style-name="co10" table:default-cell-style-name="ce19" table:number-columns-repeated="2"/>
        <table:table-column table:style-name="co8" table:default-cell-style-name="ce19" table:number-columns-repeated="2"/>
        <table:table-column table:style-name="co10" table:default-cell-style-name="ce19" table:number-columns-repeated="2"/>
        <table:table-column table:style-name="co11" table:default-cell-style-name="ce19"/>
        <table:table-column table:style-name="co10" table:default-cell-style-name="ce19"/>
        <table:table-column table:style-name="co11" table:default-cell-style-name="ce19" table:number-columns-repeated="2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2" table:default-cell-style-name="ce19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TL Title" office:value-type="string">
            <text:p>PROVINCIE DRENTHE; EERSTE GEDEELTE: PLAATSELIJKE INDEELING. HUIZEN, BEWOOND EN ONBEWOOND, BEWOONDE SCHEPEN EN GETELDE PERSONEN</text:p>
          </table:table-cell>
          <table:table-cell table:style-name="TL Title" table:number-columns-repeated="23"/>
          <table:table-cell table:style-name="TL Title" table:number-columns-repeated="3"/>
          <table:table-cell table:style-name="ce80"/>
          <table:table-cell table:style-name="ce15" table:number-columns-repeated="996"/>
        </table:table-row>
        <table:table-row table:style-name="ro1">
          <table:table-cell table:style-name="ce2"/>
          <table:table-cell table:style-name="ce15" table:number-columns-repeated="23"/>
          <table:table-cell table:style-name="ce77" table:number-columns-repeated="4"/>
          <table:table-cell table:style-name="ce15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6" table:number-columns-spanned="5" office:value-type="string">
            <text:p>PLAATSELIJKE INDELING</text:p>
          </table:table-cell>
          <table:covered-table-cell table:style-name="ce23" table:number-columns-repeated="3"/>
          <table:covered-table-cell table:style-name="ce16"/>
          <table:table-cell table:style-name="ce36"/>
          <table:table-cell ns41:value-type="string" table:number-rows-spanned="1" table:style-name="ce37" table:number-columns-spanned="4" office:value-type="string">
            <text:p>Woningen in de gemeente</text:p>
          </table:table-cell>
          <table:covered-table-cell table:style-name="ce23" table:number-columns-repeated="3"/>
          <table:table-cell ns41:value-type="string" table:number-rows-spanned="4" table:style-name="ce48" table:number-columns-spanned="1" office:value-type="string">
            <text:p>Tijdelijk aanwezige schepen</text:p>
          </table:table-cell>
          <table:table-cell ns41:value-type="string" table:number-rows-spanned="1" table:style-name="ce23" table:number-columns-spanned="6" office:value-type="string">
            <text:p>BEVOLKING</text:p>
          </table:table-cell>
          <table:covered-table-cell table:style-name="ce23" table:number-columns-repeated="5"/>
          <table:table-cell ns41:value-type="string" table:number-rows-spanned="3" table:style-name="ce50" table:number-columns-spanned="2" office:value-type="string">
            <text:p>Tijdelijk aanwezig</text:p>
          </table:table-cell>
          <table:covered-table-cell table:style-name="ce50"/>
          <table:table-cell ns41:value-type="string" table:number-rows-spanned="4" table:style-name="ce56" table:number-columns-spanned="1" office:value-type="string">
            <text:p>CBS nummer</text:p>
          </table:table-cell>
          <table:table-cell ns41:value-type="string" table:number-rows-spanned="4" table:style-name="ce62" table:number-columns-spanned="1" office:value-type="string">
            <text:p>Amsterdamse code</text:p>
          </table:table-cell>
          <table:table-cell ns41:value-type="string" table:number-rows-spanned="4" table:style-name="ce62" table:number-columns-spanned="1" office:value-type="string">
            <text:p>Grootteklasse</text:p>
          </table:table-cell>
          <table:table-cell ns41:value-type="string" table:number-rows-spanned="4" table:style-name="ce70" table:number-columns-spanned="1" office:value-type="string">
            <text:p>Provincie</text:p>
          </table:table-cell>
          <table:table-cell ns41:value-type="string" table:number-rows-spanned="4" table:style-name="ce56" table:number-columns-spanned="1" office:value-type="string">
            <text:p>Telling</text:p>
          </table:table-cell>
          <table:table-cell ns41:value-type="string" table:number-rows-spanned="4" table:style-name="ce62" table:number-columns-spanned="1" office:value-type="string">
            <text:p>Tabel</text:p>
          </table:table-cell>
          <table:table-cell ns41:value-type="string" table:number-rows-spanned="4" table:style-name="ce62" table:number-columns-spanned="1" office:value-type="string">
            <text:p>Pagina</text:p>
          </table:table-cell>
          <table:table-cell ns41:value-type="string" table:number-rows-spanned="4" table:style-name="ce70" table:number-columns-spanned="1" office:value-type="string">
            <text:p>Image nummer</text:p>
          </table:table-cell>
          <table:table-cell table:style-name="ce36" table:number-columns-repeated="996"/>
        </table:table-row>
        <table:table-row table:style-name="ro3">
          <table:covered-table-cell table:style-name="ce4"/>
          <table:covered-table-cell table:style-name="TL RowProperty" table:number-columns-repeated="4"/>
          <table:covered-table-cell table:style-name="ce29"/>
          <table:table-cell table:style-name="ce36"/>
          <table:table-cell ns41:value-type="string" table:number-rows-spanned="1" table:style-name="ce38" table:number-columns-spanned="3" office:value-type="string">
            <text:p>Woonhuizen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Bewoonde schepen</text:p>
          </table:table-cell>
          <table:covered-table-cell table:style-name="ce47"/>
          <table:table-cell ns41:value-type="string" table:number-rows-spanned="2" table:style-name="TL ColHeader" table:number-columns-spanned="2" office:value-type="string">
            <text:p>Bij de telling aanwezig</text:p>
          </table:table-cell>
          <table:covered-table-cell table:style-name="ce17"/>
          <table:table-cell ns41:value-type="string" table:number-rows-spanned="2" table:style-name="TL ColHeader" table:number-columns-spanned="2" office:value-type="string">
            <text:p>Tijdelijk afwezig</text:p>
          </table:table-cell>
          <table:covered-table-cell table:style-name="ce17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51"/>
          <table:covered-table-cell table:style-name="ce57"/>
          <table:covered-table-cell table:style-name="ce63" table:number-columns-repeated="2"/>
          <table:covered-table-cell table:style-name="ce71"/>
          <table:covered-table-cell table:style-name="ce57"/>
          <table:covered-table-cell table:style-name="ce63" table:number-columns-repeated="2"/>
          <table:covered-table-cell table:style-name="ce71"/>
          <table:table-cell table:style-name="ce36" table:number-columns-repeated="996"/>
        </table:table-row>
        <table:table-row table:style-name="ro4">
          <table:covered-table-cell table:style-name="ce4"/>
          <table:table-cell ns41:value-type="string" table:number-rows-spanned="2" table:style-name="TL RowProperty" table:number-columns-spanned="1" office:value-type="string">
            <text:p>Kom / Buiten de kom</text:p>
          </table:table-cell>
          <table:table-cell ns41:value-type="string" table:number-rows-spanned="2" table:style-name="TL RowProperty" table:number-columns-spanned="1" office:value-type="string">
            <text:p>Wijk</text:p>
          </table:table-cell>
          <table:table-cell ns41:value-type="string" table:number-rows-spanned="2" table:style-name="TL RowProperty" table:number-columns-spanned="1" office:value-type="string">
            <text:p>Soort plaats</text:p>
          </table:table-cell>
          <table:table-cell ns41:value-type="string" table:number-rows-spanned="2" table:style-name="TL RowProperty" table:number-columns-spanned="1" office:value-type="string">
            <text:p>Naam</text:p>
          </table:table-cell>
          <table:table-cell ns41:value-type="string" table:number-rows-spanned="2" table:style-name="TL RowProperty" table:number-columns-spanned="1" office:value-type="string">
            <text:p>Onderkomens</text:p>
          </table:table-cell>
          <table:table-cell table:style-name="ce36"/>
          <table:table-cell ns41:value-type="string" table:number-rows-spanned="2" table:style-name="ce5" table:number-columns-spanned="1" office:value-type="string">
            <text:p>Bewoond</text:p>
          </table:table-cell>
          <table:table-cell ns41:value-type="string" table:number-rows-spanned="2" table:style-name="TL ColHeader" table:number-columns-spanned="1" office:value-type="string">
            <text:p>Onbewoond</text:p>
          </table:table-cell>
          <table:table-cell ns41:value-type="string" table:number-rows-spanned="2" table:style-name="TL ColHeader" table:number-columns-spanned="1" office:value-type="string">
            <text:p>In aanbouw</text:p>
          </table:table-cell>
          <table:covered-table-cell table:style-name="TL ColHeader" table:number-columns-repeated="2"/>
          <table:covered-table-cell table:style-name="TL ColHeader" table:number-columns-repeated="7"/>
          <table:covered-table-cell table:style-name="ce51"/>
          <table:covered-table-cell table:style-name="ce57"/>
          <table:covered-table-cell table:style-name="ce63" table:number-columns-repeated="2"/>
          <table:covered-table-cell table:style-name="ce71"/>
          <table:covered-table-cell table:style-name="ce57"/>
          <table:covered-table-cell table:style-name="ce63" table:number-columns-repeated="2"/>
          <table:covered-table-cell table:style-name="ce71"/>
          <table:table-cell table:style-name="ce36" table:number-columns-repeated="996"/>
        </table:table-row>
        <table:table-row table:style-name="ro5">
          <table:covered-table-cell table:style-name="ce5"/>
          <table:covered-table-cell table:style-name="TL RowProperty" table:number-columns-repeated="4"/>
          <table:covered-table-cell table:style-name="ce30"/>
          <table:table-cell table:style-name="ce36"/>
          <table:covered-table-cell table:style-name="ce5"/>
          <table:covered-table-cell table:style-name="TL ColHeader" table:number-columns-repeated="4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58"/>
          <table:covered-table-cell table:style-name="ce64" table:number-columns-repeated="2"/>
          <table:covered-table-cell table:style-name="ce72"/>
          <table:covered-table-cell table:style-name="ce58"/>
          <table:covered-table-cell table:style-name="ce64" table:number-columns-repeated="2"/>
          <table:covered-table-cell table:style-name="ce72"/>
          <table:table-cell table:style-name="ce36" table:number-columns-repeated="996"/>
        </table:table-row>
        <table:table-row table:style-name="ro6">
          <table:table-cell table:style-name="TL RowProperty"/>
          <table:table-cell table:style-name="TL RowProperty" table:number-columns-repeated="6"/>
          <table:table-cell table:style-name="TL ColHeader" table:number-columns-repeated="5"/>
          <table:table-cell table:style-name="TL ColHeader" table:number-columns-repeated="12"/>
          <table:table-cell table:style-name="ce78" table:number-columns-repeated="4"/>
          <table:table-cell table:number-columns-repeated="996"/>
        </table:table-row>
        <table:table-row table:style-name="ro7">
          <table:table-cell ns41:value-type="string" table:number-rows-spanned="15" table:style-name="ce7" table:number-columns-spanned="1" office:value-type="string">
            <text:p>Anlo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Anlo</text:p>
          </table:table-cell>
          <table:table-cell ns41:value-type="string" table:style-name="ce31" office:value-type="string">
            <text:p>Werkhuis</text:p>
          </table:table-cell>
          <table:table-cell/>
          <table:table-cell ns41:value-type="float" table:style-name="ce39" office:value="1" office:value-type="float">
            <text:p>1</text:p>
          </table:table-cell>
          <table:table-cell table:style-name="ce44" table:number-columns-repeated="4"/>
          <table:table-cell ns41:value-type="float" table:style-name="ce44" office:value="4" office:value-type="float">
            <text:p>4</text:p>
          </table:table-cell>
          <table:table-cell ns41:value-type="float" table:style-name="ce44" office:value="9" office:value-type="float">
            <text:p>9</text:p>
          </table:table-cell>
          <table:table-cell table:style-name="ce44" table:number-columns-repeated="2"/>
          <table:table-cell ns41:value-type="float" table:style-name="ce44" office:value="4" office:value-type="float">
            <text:p>4</text:p>
          </table:table-cell>
          <table:table-cell ns41:value-type="float" table:style-name="ce44" office:value="9" office:value-type="float">
            <text:p>9</text:p>
          </table:table-cell>
          <table:table-cell table:style-name="ce44"/>
          <table:table-cell table:style-name="ce53"/>
          <table:table-cell ns41:value-type="float" table:style-name="ce59" office:value="105" office:value-type="float">
            <text:p>105</text:p>
          </table:table-cell>
          <table:table-cell ns41:value-type="float" table:style-name="ce65" office:value="10787" office:value-type="float">
            <text:p>10787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3" office:value-type="string">
            <text:p>DR</text:p>
          </table:table-cell>
          <table:table-cell ns41:value-type="string" table:style-name="ce59" office:value-type="string">
            <text:p>VT_1889</text:p>
          </table:table-cell>
          <table:table-cell ns41:value-type="string" table:style-name="ce65" office:value-type="string">
            <text:p>05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73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/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Schipborg</text:p>
          </table:table-cell>
          <table:table-cell table:style-name="TL HRowHeader"/>
          <table:table-cell/>
          <table:table-cell ns41:value-type="float" table:style-name="ce40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asteren</text:p>
          </table:table-cell>
          <table:table-cell table:style-name="TL HRowHeader"/>
          <table:table-cell/>
          <table:table-cell ns41:value-type="float" table:style-name="ce40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nderen</text:p>
          </table:table-cell>
          <table:table-cell table:style-name="TL HRowHeader"/>
          <table:table-cell/>
          <table:table-cell ns41:value-type="float" table:style-name="ce40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Eext</text:p>
          </table:table-cell>
          <table:table-cell table:style-name="TL HRowHeader"/>
          <table:table-cell/>
          <table:table-cell ns41:value-type="float" table:style-name="ce40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Zandvoort</text:p>
          </table:table-cell>
          <table:table-cell table:style-name="TL HRowHeader"/>
          <table:table-cell/>
          <table:table-cell ns41:value-type="float" table:style-name="ce40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nnen</text:p>
          </table:table-cell>
          <table:table-cell table:style-name="TL HRowHeader"/>
          <table:table-cell/>
          <table:table-cell ns41:value-type="float" table:style-name="ce40" office:value="162" office:value-type="float">
            <text:p>1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Annerveen</text:p>
          </table:table-cell>
          <table:table-cell table:style-name="TL HRowHeader"/>
          <table:table-cell/>
          <table:table-cell ns41:value-type="float" table:style-name="ce40" office:value="61" office:value-type="float">
            <text:p>61</text:p>
          </table:table-cell>
          <table:table-cell table:style-name="TL Data" table:number-columns-repeated="4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exterveen</text:p>
          </table:table-cell>
          <table:table-cell table:style-name="TL HRowHeader"/>
          <table:table-cell/>
          <table:table-cell ns41:value-type="float" table:style-name="ce40" office:value="64" office:value-type="float">
            <text:p>64</text:p>
          </table:table-cell>
          <table:table-cell table:style-name="TL Data" table:number-columns-repeated="4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/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Annerveensche kanaal</text:p>
          </table:table-cell>
          <table:table-cell table:style-name="TL HRowHeader"/>
          <table:table-cell/>
          <table:table-cell ns41:value-type="float" table:style-name="ce40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Eexterveensche kanaal</text:p>
          </table:table-cell>
          <table:table-cell table:style-name="TL HRowHeader"/>
          <table:table-cell/>
          <table:table-cell ns41:value-type="float" table:style-name="ce40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1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09" table:style-name="TL Data" table:number-columns-repeated="2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58" office:value-type="float">
            <text:p>65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1529" office:value-type="float">
            <text:p>152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705" office:value-type="float">
            <text:p>70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1638" office:value-type="float">
            <text:p>16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652" office:value-type="float">
            <text:p>16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1:value-type="string" table:number-rows-spanned="52" table:style-name="TL HRowHeader" table:number-columns-spanned="1" office:value-type="string">
            <text:p>Ass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Kazerne der Infanterie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table:style-name="TL HRowHeader"/>
          <table:table-cell table:style-name="TL HRowHeader" table:number-columns-repeated="2"/>
          <table:table-cell ns41:value-type="string" table:style-name="TL HRowHeader" office:value-type="string">
            <text:p>Diaconie Arm-, Wees en 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ulpstrafgevangen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azerne der Marchaussee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1125" office:value-type="float">
            <text:p>112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378" office:value-type="float">
            <text:p>2378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2845" office:value-type="float">
            <text:p>284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Ziekenhuis ter verpleging van lijders aan besmettelijke ziekten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loosterveen</text:p>
          </table:table-cell>
          <table:table-cell table:style-name="TL HRowHeader"/>
          <table:table-cell/>
          <table:table-cell ns41:value-type="float" table:style-name="ce40" office:value="146" office:value-type="float">
            <text:p>1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uchiesland</text:p>
          </table:table-cell>
          <table:table-cell table:style-name="TL HRowHeader"/>
          <table:table-cell/>
          <table:table-cell ns41:value-type="float" table:style-name="ce40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angendijk</text:p>
          </table:table-cell>
          <table:table-cell table:style-name="TL HRowHeader"/>
          <table:table-cell/>
          <table:table-cell ns41:value-type="float" table:style-name="ce40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eeneweg</text:p>
          </table:table-cell>
          <table:table-cell table:style-name="TL HRowHeader"/>
          <table:table-cell/>
          <table:table-cell ns41:value-type="float" table:style-name="ce40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ord- Willemskanaal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olenweg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sserwijk</text:p>
          </table:table-cell>
          <table:table-cell table:style-name="TL HRowHeader"/>
          <table:table-cell/>
          <table:table-cell ns41:value-type="float" table:style-name="ce40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7" table:style-name="TL Data" table:number-columns-repeated="2" office:value-type="float">
            <text:p>37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omeinwijk</text:p>
          </table:table-cell>
          <table:table-cell table:style-name="TL HRowHeader"/>
          <table:table-cell/>
          <table:table-cell ns41:value-type="float" table:style-name="ce40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rgervaart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itterweg</text:p>
          </table:table-cell>
          <table:table-cell table:style-name="TL HRowHeader"/>
          <table:table-cell/>
          <table:table-cell ns41:value-type="float" table:style-name="ce40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tadsbosch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roek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aggelhuizen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itten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e Haar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raswijk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9" table:style-name="TL Data" table:number-columns-repeated="2" office:value-type="float">
            <text:p>19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eilerstraatweg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erste steen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Beilerstraatweg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erste steen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raswijk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nreeperveld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ardscheveld</text:p>
          </table:table-cell>
          <table:table-cell table:style-name="TL HRowHeader"/>
          <table:table-cell/>
          <table:table-cell ns41:value-type="float" table:style-name="ce40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nreep 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chieven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melte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redeveld</text:p>
          </table:table-cell>
          <table:table-cell table:style-name="TL HRowHeader"/>
          <table:table-cell/>
          <table:table-cell ns41:value-type="float" table:style-name="ce40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teendijk</text:p>
          </table:table-cell>
          <table:table-cell table:style-name="TL HRowHeader"/>
          <table:table-cell/>
          <table:table-cell ns41:value-type="float" table:style-name="ce40" office:value="59" office:value-type="float">
            <office:annotation draw:style-name="gr1" svg:height="1.958cm" draw:caption-point-y="8.767cm" svg:width="3.275cm" svg:x="15.996cm" draw:caption-point-x="-2.527cm" svg:y="27.099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</table:table-cell>
          <table:table-cell table:style-name="TL Data" table:number-columns-repeated="4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oonerweg</text:p>
          </table:table-cell>
          <table:table-cell table:style-name="TL HRowHeader"/>
          <table:table-cell/>
          <table:table-cell ns41:value-type="float" table:style-name="ce40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Loon </text:p>
          </table:table-cell>
          <table:table-cell table:style-name="TL HRowHeader"/>
          <table:table-cell/>
          <table:table-cell ns41:value-type="float" table:style-name="ce40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3" office:value-type="float">
            <text:p>9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oonerveld</text:p>
          </table:table-cell>
          <table:table-cell table:style-name="TL HRowHeader"/>
          <table:table-cell/>
          <table:table-cell ns41:value-type="float" table:style-name="ce40" office:value="41" office:value-type="float">
            <office:annotation draw:style-name="gr1" svg:height="1.957cm" draw:caption-point-y="8.766cm" svg:width="3.275cm" svg:x="15.996cm" draw:caption-point-x="-2.527cm" svg:y="28.449cm" draw:text-style-name="P1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ord- Willemskanaal</text:p>
          </table:table-cell>
          <table:table-cell table:style-name="TL HRowHeader"/>
          <table:table-cell/>
          <table:table-cell ns41:value-type="float" table:style-name="ce40" office:value="36" office:value-type="float">
            <text:p>36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Peelo</text:p>
          </table:table-cell>
          <table:table-cell table:style-name="TL HRowHeader"/>
          <table:table-cell/>
          <table:table-cell ns41:value-type="float" table:style-name="ce40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2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roningerstraatweg</text:p>
          </table:table-cell>
          <table:table-cell table:style-name="TL HRowHeader"/>
          <table:table-cell/>
          <table:table-cell ns41:value-type="float" table:style-name="ce40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wartwaterweg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olenweg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129" office:value-type="float">
            <text:p>11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41" office:value-type="float">
            <text:p>2441</text:p>
          </table:table-cell>
          <table:table-cell ns41:value-type="float" table:style-name="TL Data" office:value="2789" office:value-type="float">
            <text:p>278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583" office:value-type="float">
            <text:p>2583</text:p>
          </table:table-cell>
          <table:table-cell ns41:value-type="float" table:style-name="TL Data" office:value="2886" office:value-type="float">
            <text:p>288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767" office:value-type="float">
            <office:annotation draw:style-name="gr1" svg:height="1.958cm" draw:caption-point-y="11.016cm" svg:width="3.275cm" svg:x="15.996cm" draw:caption-point-x="-2.527cm" svg:y="31.597cm" draw:text-style-name="P1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899" office:value-type="float">
            <text:p>1899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896" office:value-type="float">
            <office:annotation draw:style-name="gr1" svg:height="1.957cm" draw:caption-point-y="11.016cm" svg:width="3.275cm" svg:x="15.996cm" draw:caption-point-x="-2.527cm" svg:y="32.047cm" draw:text-style-name="P1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4275" office:value-type="float">
            <text:p>4275</text:p>
          </table:table-cell>
          <table:table-cell ns41:value-type="float" table:style-name="TL Data" office:value="4505" office:value-type="float">
            <text:p>450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4645" office:value-type="float">
            <text:p>464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2"/>
          <table:table-cell table:style-name="TL HRowHeader"/>
          <table:table-cell table:style-name="TL HRowHeader"/>
          <table:table-cell/>
          <table:table-cell table:style-name="ce40"/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896" office:value-type="float">
            <text:p>189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4275" office:value-type="float">
            <text:p>4275</text:p>
          </table:table-cell>
          <table:table-cell ns41:value-type="float" table:style-name="TL Data" office:value="4505" office:value-type="float">
            <text:p>450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4648" office:value-type="float">
            <text:p>464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1:value-type="string" table:number-rows-spanned="36" table:style-name="TL HRowHeader" table:number-columns-spanned="1" office:value-type="string">
            <text:p>Beil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Beil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59" office:value-type="float">
            <office:annotation draw:style-name="gr1" svg:height="1.957cm" draw:caption-point-y="11.915cm" svg:width="3.275cm" svg:x="15.996cm" draw:caption-point-x="-2.527cm" svg:y="32.497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</table:table-cell>
          <table:table-cell table:style-name="TL Data" table:number-columns-repeated="4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Eursing</text:p>
          </table:table-cell>
          <table:table-cell table:style-name="TL HRowHeader"/>
          <table:table-cell/>
          <table:table-cell ns41:value-type="float" table:style-name="ce40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L</text:p>
          </table:table-cell>
          <table:table-cell table:style-name="TL HRowHeader"/>
          <table:table-cell ns41:value-type="string" table:style-name="TL HRowHeader" office:value-type="string">
            <text:p>Klatering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lting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Lieving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akkum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/>
          <table:table-cell ns41:value-type="string" table:style-name="TL HRowHeader" office:value-type="string">
            <text:p>Holte</text:p>
          </table:table-cell>
          <table:table-cell table:style-name="TL HRowHeader"/>
          <table:table-cell/>
          <table:table-cell ns41:value-type="float" table:style-name="ce40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Ter Horst en Smalbroek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Laaghalen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Hooghalen</text:p>
          </table:table-cell>
          <table:table-cell table:style-name="TL HRowHeader"/>
          <table:table-cell/>
          <table:table-cell ns41:value-type="float" table:style-name="ce40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Hijken</text:p>
          </table:table-cell>
          <table:table-cell table:style-name="TL HRowHeader"/>
          <table:table-cell/>
          <table:table-cell ns41:value-type="float" table:style-name="ce40" office:value="95" office:value-type="float">
            <text:p>95</text:p>
          </table:table-cell>
          <table:table-cell table:style-name="TL Data" table:number-columns-repeated="4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M</text:p>
          </table:table-cell>
          <table:table-cell table:style-name="TL HRowHeader"/>
          <table:table-cell ns41:value-type="string" table:style-name="TL HRowHeader" office:value-type="string">
            <text:p>Wijster</text:p>
          </table:table-cell>
          <table:table-cell table:style-name="TL HRowHeader"/>
          <table:table-cell/>
          <table:table-cell ns41:value-type="float" table:style-name="ce40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N</text:p>
          </table:table-cell>
          <table:table-cell table:style-name="TL HRowHeader"/>
          <table:table-cell ns41:value-type="string" table:style-name="TL HRowHeader" office:value-type="string">
            <text:p>Drijber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Spier</text:p>
          </table:table-cell>
          <table:table-cell table:style-name="TL HRowHeader"/>
          <table:table-cell/>
          <table:table-cell ns41:value-type="float" table:style-name="ce40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Beilen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4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Eursing</text:p>
          </table:table-cell>
          <table:table-cell table:style-name="TL HRowHeader"/>
          <table:table-cell/>
          <table:table-cell ns41:value-type="float" table:style-name="ce40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L</text:p>
          </table:table-cell>
          <table:table-cell table:style-name="TL HRowHeader"/>
          <table:table-cell ns41:value-type="string" table:style-name="TL HRowHeader" office:value-type="string">
            <text:p>Klatering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Lieving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akkum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/>
          <table:table-cell ns41:value-type="string" table:style-name="TL HRowHeader" office:value-type="string">
            <text:p>Holte</text:p>
          </table:table-cell>
          <table:table-cell table:style-name="TL HRowHeader"/>
          <table:table-cell/>
          <table:table-cell ns41:value-type="float" table:style-name="ce40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Ter Horst en Smalbroek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Laaghalen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Hooghalen</text:p>
          </table:table-cell>
          <table:table-cell table:style-name="TL HRowHeader"/>
          <table:table-cell/>
          <table:table-cell ns41:value-type="float" table:style-name="ce40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Beilervaart</text:p>
          </table:table-cell>
          <table:table-cell table:style-name="TL HRowHeader"/>
          <table:table-cell/>
          <table:table-cell ns41:value-type="float" table:style-name="ce40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Hijk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Brunsting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M</text:p>
          </table:table-cell>
          <table:table-cell table:style-name="TL HRowHeader"/>
          <table:table-cell ns41:value-type="string" table:style-name="TL HRowHeader" office:value-type="string">
            <text:p>Wijster</text:p>
          </table:table-cell>
          <table:table-cell table:style-name="TL HRowHeader"/>
          <table:table-cell/>
          <table:table-cell ns41:value-type="float" table:style-name="ce40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N</text:p>
          </table:table-cell>
          <table:table-cell table:style-name="TL HRowHeader"/>
          <table:table-cell ns41:value-type="string" table:style-name="TL HRowHeader" office:value-type="string">
            <text:p>Drijber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O</text:p>
          </table:table-cell>
          <table:table-cell table:style-name="TL HRowHeader"/>
          <table:table-cell ns41:value-type="string" table:style-name="TL HRowHeader" office:value-type="string">
            <text:p>Tiendeveen 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23" office:value-type="float">
            <office:annotation draw:style-name="gr1" svg:height="1.957cm" draw:caption-point-y="8.979cm" svg:width="3.275cm" svg:x="15.996cm" draw:caption-point-x="-2.527cm" svg:y="50.276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</table:table-cell>
          <table:table-cell table:style-name="TL Data" table:number-columns-repeated="4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13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52" office:value-type="float">
            <text:p>45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36" office:value-type="float">
            <text:p>33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788" office:value-type="float">
            <office:annotation draw:style-name="gr1" svg:height="1.957cm" draw:caption-point-y="9.163cm" svg:width="3.275cm" svg:x="15.996cm" draw:caption-point-x="-2.527cm" svg:y="51.838cm" draw:text-style-name="P1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94" office:value-type="float">
            <text:p>2294</text:p>
          </table:table-cell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TL HRowHeader" table:number-columns-spanned="1" office:value-type="string">
            <text:p>Borger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Borger</text:p>
          </table:table-cell>
          <table:table-cell table:style-name="TL HRowHeader"/>
          <table:table-cell/>
          <table:table-cell ns41:value-type="float" table:style-name="ce40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Westdorp</text:p>
          </table:table-cell>
          <table:table-cell table:style-name="TL HRowHeader"/>
          <table:table-cell/>
          <table:table-cell ns41:value-type="float" table:style-name="ce40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llertshaar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es</text:p>
          </table:table-cell>
          <table:table-cell table:style-name="TL HRowHeader"/>
          <table:table-cell/>
          <table:table-cell ns41:value-type="float" table:style-name="ce40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Buin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ronger</text:p>
          </table:table-cell>
          <table:table-cell table:style-name="TL HRowHeader"/>
          <table:table-cell/>
          <table:table-cell ns41:value-type="float" table:style-name="ce40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51" table:style-name="TL Data" table:number-columns-repeated="2" office:value-type="float">
            <text:p>51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rouwen</text:p>
          </table:table-cell>
          <table:table-cell table:style-name="TL HRowHeader"/>
          <table:table-cell/>
          <table:table-cell ns41:value-type="float" table:style-name="ce40" office:value="63" office:value-type="float">
            <text:p>63</text:p>
          </table:table-cell>
          <table:table-cell table:style-name="TL Data" table:number-columns-repeated="4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warsdiep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table:style-name="TL HRowHeader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table:style-name="TL HRowHeader" table:number-columns-repeated="2"/>
          <table:table-cell ns41:value-type="string" table:style-name="TL HRowHeader" office:value-type="string">
            <text:p>Zuiderdiep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209" office:value-type="float">
            <text:p>209</text:p>
          </table:table-cell>
          <table:table-cell table:style-name="TL Data" table:number-columns-repeated="4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orderdiep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76" office:value-type="float">
            <text:p>17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table:style-name="TL HRowHeader"/>
          <table:table-cell ns41:value-type="string" table:style-name="TL HRowHeader" office:value-type="string">
            <text:p>Eiland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4" table:style-name="TL Data" table:number-columns-repeated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Bruinerveen</text:p>
          </table:table-cell>
          <table:table-cell table:style-name="TL HRowHeader"/>
          <table:table-cell/>
          <table:table-cell ns41:value-type="float" table:style-name="ce40" office:value="72" office:value-type="float">
            <text:p>72</text:p>
          </table:table-cell>
          <table:table-cell table:style-name="TL Data" table:number-columns-repeated="4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rouwenerveen</text:p>
          </table:table-cell>
          <table:table-cell table:style-name="TL HRowHeader"/>
          <table:table-cell/>
          <table:table-cell ns41:value-type="float" table:style-name="ce40" office:value="69" office:value-type="float">
            <text:p>69</text:p>
          </table:table-cell>
          <table:table-cell table:style-name="TL Data" table:number-columns-repeated="4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rouwenermond 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uiderblokk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orderblokken</text:p>
          </table:table-cell>
          <table:table-cell table:style-name="TL HRowHeader"/>
          <table:table-cell/>
          <table:table-cell ns41:value-type="float" table:style-name="ce40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Borger</text:p>
          </table:table-cell>
          <table:table-cell ns41:value-type="string" table:style-name="TL HRowHeader" office:value-type="string">
            <text:p>Huis van bewaring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20" office:value-type="float">
            <office:annotation draw:style-name="gr1" svg:height="1.959cm" draw:caption-point-y="8.848cm" svg:width="3.275cm" svg:x="15.996cm" draw:caption-point-x="-2.527cm" svg:y="66.547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Westdorp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llertshaar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Ees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office:value="14" table:style-name="TL Data" table:number-columns-repeated="2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uinen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ronger</text:p>
          </table:table-cell>
          <table:table-cell table:style-name="TL HRowHeader"/>
          <table:table-cell/>
          <table:table-cell ns41:value-type="float" table:style-name="ce40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rouwen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Zuiderdiep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orderdiep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rouwenermond 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uiderblokken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orderblokken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153" office:value-type="float">
            <text:p>115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2904" office:value-type="float">
            <text:p>2904</text:p>
          </table:table-cell>
          <table:table-cell ns41:value-type="float" table:style-name="TL Data" office:value="2731" office:value-type="float">
            <text:p>273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984" office:value-type="float">
            <text:p>2984</text:p>
          </table:table-cell>
          <table:table-cell ns41:value-type="float" table:style-name="TL Data" office:value="2785" office:value-type="float">
            <text:p>278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95" office:value-type="float">
            <office:annotation draw:style-name="gr1" svg:height="1.959cm" draw:caption-point-y="9.773cm" svg:width="3.275cm" svg:x="15.996cm" draw:caption-point-x="-2.527cm" svg:y="72.36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248" office:value-type="float">
            <office:annotation draw:style-name="gr1" svg:height="1.957cm" draw:caption-point-y="10.196cm" svg:width="3.275cm" svg:x="15.996cm" draw:caption-point-x="-2.527cm" svg:y="72.395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171" office:value-type="float">
            <text:p>3171</text:p>
          </table:table-cell>
          <table:table-cell ns41:value-type="float" table:style-name="TL Data" office:value="2969" office:value-type="float">
            <text:p>296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3025" office:value-type="float">
            <text:p>302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TL HRowHeader" table:number-columns-spanned="1" office:value-type="string">
            <text:p>Coevorden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ns41:value-type="string" table:style-name="TL HRowHeader" office:value-type="string">
            <text:p>Wees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ns41:value-type="string" table:style-name="TL HRowHeader" office:value-type="string">
            <text:p>Overige huzen</text:p>
          </table:table-cell>
          <table:table-cell/>
          <table:table-cell ns41:value-type="float" table:style-name="ce40" office:value="413" office:value-type="float">
            <text:p>4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Steenwijksmoer</text:p>
          </table:table-cell>
          <table:table-cell table:style-name="TL HRowHeader"/>
          <table:table-cell/>
          <table:table-cell ns41:value-type="float" table:style-name="ce40" office:value="131" office:value-type="float">
            <text:p>1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Ballast</text:p>
          </table:table-cell>
          <table:table-cell table:style-name="TL HRowHeader"/>
          <table:table-cell/>
          <table:table-cell ns41:value-type="float" table:style-name="ce40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Loo</text:p>
          </table:table-cell>
          <table:table-cell table:style-name="TL HRowHeader"/>
          <table:table-cell/>
          <table:table-cell ns41:value-type="float" table:style-name="ce40" office:value="15" office:value-type="float">
            <office:annotation draw:style-name="gr1" svg:height="1.959cm" draw:caption-point-y="8.874cm" svg:width="3.275cm" svg:x="15.996cm" draw:caption-point-x="-2.527cm" svg:y="76.866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Klooster</text:p>
          </table:table-cell>
          <table:table-cell table:style-name="TL HRowHeader"/>
          <table:table-cell/>
          <table:table-cell ns41:value-type="float" table:style-name="ce40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Coevorderkanaal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Pikveld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TL Data"/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Meededeelen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Weijerswold</text:p>
          </table:table-cell>
          <table:table-cell table:style-name="TL HRowHeader"/>
          <table:table-cell/>
          <table:table-cell ns41:value-type="float" table:style-name="ce40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14" office:value-type="float">
            <text:p>4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18" office:value-type="float">
            <office:annotation draw:style-name="gr1" svg:height="1.959cm" draw:caption-point-y="9.35cm" svg:width="3.275cm" svg:x="15.996cm" draw:caption-point-x="-2.527cm" svg:y="79.98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32" office:value-type="float">
            <office:annotation draw:style-name="gr1" svg:height="1.959cm" draw:caption-point-y="9.641cm" svg:width="3.275cm" svg:x="15.996cm" draw:caption-point-x="-2.527cm" svg:y="80.147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1508" office:value-type="float">
            <text:p>150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TL HRowHeader" table:number-columns-spanned="1" office:value-type="string">
            <text:p>Dalen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Dalen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236" office:value-type="float">
            <text:p>2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e Loo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Vossebelt</text:p>
          </table:table-cell>
          <table:table-cell table:style-name="TL HRowHeader"/>
          <table:table-cell/>
          <table:table-cell ns41:value-type="float" table:style-name="ce40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Veenhuizen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alerveen</text:p>
          </table:table-cell>
          <table:table-cell table:style-name="TL HRowHeader"/>
          <table:table-cell/>
          <table:table-cell ns41:value-type="float" table:style-name="ce40" office:value="68" office:value-type="float">
            <text:p>68</text:p>
          </table:table-cell>
          <table:table-cell table:style-name="TL Data" table:number-columns-repeated="4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table:style-name="TL HRowHeader"/>
          <table:table-cell ns41:value-type="string" table:style-name="TL HRowHeader" office:value-type="string">
            <text:p>Wachtum</text:p>
          </table:table-cell>
          <table:table-cell table:style-name="TL HRowHeader"/>
          <table:table-cell/>
          <table:table-cell ns41:value-type="float" table:style-name="ce40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/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Dalen</text:p>
          </table:table-cell>
          <table:table-cell table:style-name="TL HRowHeader"/>
          <table:table-cell/>
          <table:table-cell ns41:value-type="float" table:style-name="ce40" office:value="79" office:value-type="float">
            <text:p>79</text:p>
          </table:table-cell>
          <table:table-cell table:style-name="TL Data" table:number-columns-repeated="4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e Loo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table:style-name="TL HRowHeader" table:number-columns-repeated="2"/>
          <table:table-cell ns41:value-type="string" table:style-name="TL HRowHeader" office:value-type="string">
            <text:p>Vossebelt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Veenhuizen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alerve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Wachtum</text:p>
          </table:table-cell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94" office:value-type="float">
            <text:p>3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24" office:value-type="float">
            <text:p>12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518" office:value-type="float">
            <text:p>5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518" office:value-type="float">
            <text:p>5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31" table:style-name="TL HRowHeader" table:number-columns-spanned="1" office:value-type="string">
            <text:p>Diever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2"/>
          <table:table-cell ns41:value-type="string" table:style-name="TL HRowHeader" office:value-type="string">
            <text:p>Diever</text:p>
          </table:table-cell>
          <table:table-cell table:style-name="TL HRowHeader"/>
          <table:table-cell/>
          <table:table-cell ns41:value-type="float" table:style-name="ce40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number-rows-spanned="10" table:style-name="TL HRowHeader" table:number-columns-spanned="1" office:value-type="string">
            <text:p>Diever</text:p>
          </table:table-cell>
          <table:table-cell ns41:value-type="string" table:style-name="TL HRowHeader" office:value-type="string">
            <text:p>Diever</text:p>
          </table:table-cell>
          <table:table-cell table:style-name="TL HRowHeader"/>
          <table:table-cell/>
          <table:table-cell ns41:value-type="float" table:style-name="ce40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Kalteren</text:p>
          </table:table-cell>
          <table:table-cell table:style-name="TL HRowHeader"/>
          <table:table-cell/>
          <table:table-cell ns41:value-type="float" table:style-name="ce40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Berkenheuvel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Kasteel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table:style-name="TL HRowHeader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Vaart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Dieverveld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Dieverbrug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Oldendieverbrug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Oldendiever </text:p>
          </table:table-cell>
          <table:table-cell table:style-name="TL HRowHeader"/>
          <table:table-cell/>
          <table:table-cell ns41:value-type="float" table:style-name="ce40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number-rows-spanned="5" table:style-name="TL HRowHeader" table:number-columns-spanned="1" office:value-type="string">
            <text:p>Wapse</text:p>
          </table:table-cell>
          <table:table-cell ns41:value-type="string" table:style-name="TL HRowHeader" office:value-type="string">
            <text:p>Ten Darp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Soerthe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Ten Have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Veldhuizen</text:p>
          </table:table-cell>
          <table:table-cell table:style-name="TL HRowHeader"/>
          <table:table-cell/>
          <table:table-cell ns41:value-type="float" table:style-name="ce40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Veenhuizen</text:p>
          </table:table-cell>
          <table:table-cell table:style-name="TL HRowHeader"/>
          <table:table-cell/>
          <table:table-cell ns41:value-type="float" table:style-name="ce40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number-rows-spanned="7" table:style-name="TL HRowHeader" table:number-columns-spanned="1" office:value-type="string">
            <text:p>Wittelte</text:p>
          </table:table-cell>
          <table:table-cell ns41:value-type="string" table:style-name="TL HRowHeader" office:value-type="string">
            <text:p>Noord- Wittelte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Wittelte</text:p>
          </table:table-cell>
          <table:table-cell table:style-name="TL HRowHeader"/>
          <table:table-cell/>
          <table:table-cell ns41:value-type="float" table:style-name="ce40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46" table:style-name="TL Data" table:number-columns-repeated="2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Heersvaartje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Wittelterbrug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Bergrug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't Veld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't Moer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number-rows-spanned="5" table:style-name="TL HRowHeader" table:number-columns-spanned="1" office:value-type="string">
            <text:p>Wateren</text:p>
          </table:table-cell>
          <table:table-cell ns41:value-type="string" table:style-name="TL HRowHeader" office:value-type="string">
            <text:p>Oude Willem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Groot Wateren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Broek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Klein Wateren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13">
          <table:covered-table-cell table:style-name="ce9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Zorgvliet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14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14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99" office:value-type="float">
            <text:p>29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87" office:value-type="float">
            <text:p>38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TL HRowHeader" table:number-columns-spanned="1" office:value-type="string">
            <text:p>Dwingelo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2"/>
          <table:table-cell ns41:value-type="string" table:style-name="TL HRowHeader" office:value-type="string">
            <text:p>Werkhuis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Overige huizen</text:p>
          </table:table-cell>
          <table:table-cell table:style-name="TL HRowHeader"/>
          <table:table-cell/>
          <table:table-cell ns41:value-type="float" table:style-name="ce40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Westeinde</text:p>
          </table:table-cell>
          <table:table-cell table:style-name="TL HRowHeader"/>
          <table:table-cell/>
          <table:table-cell ns41:value-type="float" table:style-name="ce40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Lhee</text:p>
          </table:table-cell>
          <table:table-cell table:style-name="TL HRowHeader"/>
          <table:table-cell/>
          <table:table-cell ns41:value-type="float" table:style-name="ce40" office:value="65" office:value-type="float">
            <text:p>65</text:p>
          </table:table-cell>
          <table:table-cell table:style-name="TL Data" table:number-columns-repeated="4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/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Lheebroek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Eemster</text:p>
          </table:table-cell>
          <table:table-cell table:style-name="TL HRowHeader"/>
          <table:table-cell/>
          <table:table-cell ns41:value-type="float" table:style-name="ce40" office:value="55" office:value-type="float">
            <text:p>55</text:p>
          </table:table-cell>
          <table:table-cell table:style-name="TL Data" table:number-columns-repeated="4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/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Leggelo 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97" office:value-type="float">
            <text:p>97</text:p>
          </table:table-cell>
          <table:table-cell table:style-name="TL Data" table:number-columns-repeated="4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/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68" office:value-type="float">
            <text:p>2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68" office:value-type="float">
            <text:p>3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TL HRowHeader" table:number-columns-spanned="1" office:value-type="string">
            <text:p>Eeld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Eelde</text:p>
          </table:table-cell>
          <table:table-cell table:style-name="TL HRowHeader"/>
          <table:table-cell/>
          <table:table-cell ns41:value-type="float" table:style-name="ce40" office:value="111" office:value-type="float">
            <text:p>1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Paterwolde</text:p>
          </table:table-cell>
          <table:table-cell table:style-name="TL HRowHeader"/>
          <table:table-cell/>
          <table:table-cell ns41:value-type="float" table:style-name="ce40" office:value="115" office:value-type="float">
            <text:p>11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Schelfhorst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Eelde</text:p>
          </table:table-cell>
          <table:table-cell ns41:value-type="string" table:style-name="TL HRowHeader" office:value-type="string">
            <text:p>Werkhuis der Nederl.</text:p>
          </table:table-cell>
          <table:table-cell/>
          <table:table-cell table:style-name="ce40"/>
          <table:table-cell table:style-name="TL Data" table:number-columns-repeated="11"/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Herv. Gemeente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Oosterbroek</text:p>
          </table:table-cell>
          <table:table-cell table:style-name="TL HRowHeader"/>
          <table:table-cell/>
          <table:table-cell ns41:value-type="float" table:style-name="ce40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Paterswolde</text:p>
          </table:table-cell>
          <table:table-cell table:style-name="TL HRowHeader"/>
          <table:table-cell/>
          <table:table-cell ns41:value-type="float" table:style-name="ce40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51" table:style-name="TL Data" table:number-columns-repeated="2" office:value-type="float">
            <text:p>51</text:p>
          </table:table-cell>
          <table:table-cell table:style-name="TL Data"/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Helmerdijk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Schelfhorst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Eerderwolde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De Duinen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31" office:value-type="float">
            <text:p>23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55" office:value-type="float">
            <text:p>1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86" office:value-type="float">
            <text:p>38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55" table:style-name="TL HRowHeader" table:number-columns-spanned="1" office:value-type="string">
            <text:p>Emm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Emmen</text:p>
          </table:table-cell>
          <table:table-cell table:style-name="TL HRowHeader"/>
          <table:table-cell/>
          <table:table-cell ns41:value-type="float" table:style-name="ce40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Nieuwe Schutting</text:p>
          </table:table-cell>
          <table:table-cell table:style-name="TL HRowHeader"/>
          <table:table-cell/>
          <table:table-cell ns41:value-type="float" table:style-name="ce40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ude Schutting</text:p>
          </table:table-cell>
          <table:table-cell table:style-name="TL HRowHeader"/>
          <table:table-cell/>
          <table:table-cell ns41:value-type="float" table:style-name="ce40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oswinkel</text:p>
          </table:table-cell>
          <table:table-cell table:style-name="TL HRowHeader"/>
          <table:table-cell/>
          <table:table-cell ns41:value-type="float" table:style-name="ce40" office:value="126" office:value-type="float">
            <text:p>1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oswinkelschemarke</text:p>
          </table:table-cell>
          <table:table-cell table:style-name="TL HRowHeader"/>
          <table:table-cell/>
          <table:table-cell ns41:value-type="float" table:style-name="ce40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aten</text:p>
          </table:table-cell>
          <table:table-cell table:style-name="TL HRowHeader"/>
          <table:table-cell/>
          <table:table-cell ns41:value-type="float" table:style-name="ce40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unsterscheveld</text:p>
          </table:table-cell>
          <table:table-cell table:style-name="TL HRowHeader"/>
          <table:table-cell/>
          <table:table-cell ns41:value-type="float" table:style-name="ce40" office:value="82" office:value-type="float">
            <text:p>8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Weerdinge</text:p>
          </table:table-cell>
          <table:table-cell table:style-name="TL HRowHeader"/>
          <table:table-cell/>
          <table:table-cell ns41:value-type="float" table:style-name="ce40" office:value="62" office:value-type="float">
            <text:p>62</text:p>
          </table:table-cell>
          <table:table-cell table:style-name="TL Data" table:number-columns-repeated="4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erdingerveen</text:p>
          </table:table-cell>
          <table:table-cell table:style-name="TL HRowHeader"/>
          <table:table-cell/>
          <table:table-cell ns41:value-type="float" table:style-name="ce40" office:value="139" office:value-type="float">
            <text:p>1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3" office:value-type="float">
            <text:p>383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erdingermarke</text:p>
          </table:table-cell>
          <table:table-cell table:style-name="TL HRowHeader"/>
          <table:table-cell/>
          <table:table-cell ns41:value-type="float" table:style-name="ce40" office:value="81" office:value-type="float">
            <text:p>81</text:p>
          </table:table-cell>
          <table:table-cell table:style-name="TL Data" table:number-columns-repeated="4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Emmen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stenesch</text:p>
          </table:table-cell>
          <table:table-cell table:style-name="TL HRowHeader"/>
          <table:table-cell/>
          <table:table-cell ns41:value-type="float" table:style-name="ce40" office:value="44" office:value-type="float">
            <text:p>44</text:p>
          </table:table-cell>
          <table:table-cell table:style-name="TL Data" table:number-columns-repeated="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Tweedijk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mmerhout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Emmen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ord-Barge</text:p>
          </table:table-cell>
          <table:table-cell table:style-name="TL HRowHeader"/>
          <table:table-cell/>
          <table:table-cell ns41:value-type="float" table:style-name="ce40" office:value="130" office:value-type="float">
            <office:annotation draw:style-name="gr1" svg:height="1.957cm" draw:caption-point-y="9.216cm" svg:width="3.275cm" svg:x="15.996cm" draw:caption-point-x="-2.527cm" svg:y="130.208cm" draw:text-style-name="P1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linkmolenbrug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uid-Barge</text:p>
          </table:table-cell>
          <table:table-cell table:style-name="TL HRowHeader"/>
          <table:table-cell/>
          <table:table-cell ns41:value-type="float" table:style-name="ce40" office:value="66" office:value-type="float">
            <text:p>66</text:p>
          </table:table-cell>
          <table:table-cell table:style-name="TL Data" table:number-columns-repeated="4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ilhelmsoord</text:p>
          </table:table-cell>
          <table:table-cell table:style-name="TL HRowHeader"/>
          <table:table-cell/>
          <table:table-cell ns41:value-type="float" table:style-name="ce40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argererfscheidenveen</text:p>
          </table:table-cell>
          <table:table-cell table:style-name="TL HRowHeader"/>
          <table:table-cell/>
          <table:table-cell ns41:value-type="float" table:style-name="ce40" office:value="67" office:value-type="float">
            <text:p>67</text:p>
          </table:table-cell>
          <table:table-cell table:style-name="TL Data" table:number-columns-repeated="4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Emmerhout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mmer Runde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mmercompascuum</text:p>
          </table:table-cell>
          <table:table-cell table:style-name="TL HRowHeader"/>
          <table:table-cell/>
          <table:table-cell ns41:value-type="float" table:style-name="ce40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Emmen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26" office:value-type="float">
            <office:annotation draw:style-name="gr1" svg:height="1.958cm" draw:caption-point-y="11.466cm" svg:width="3.275cm" svg:x="15.996cm" draw:caption-point-x="-2.527cm" svg:y="134.705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argermeer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ngelschendijk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ngelsloo</text:p>
          </table:table-cell>
          <table:table-cell table:style-name="TL HRowHeader"/>
          <table:table-cell/>
          <table:table-cell ns41:value-type="float" table:style-name="ce40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en Oever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ranjedorp</text:p>
          </table:table-cell>
          <table:table-cell table:style-name="TL HRowHeader"/>
          <table:table-cell/>
          <table:table-cell ns41:value-type="float" table:style-name="ce40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eupiesveen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argeroosterveld</text:p>
          </table:table-cell>
          <table:table-cell table:style-name="TL HRowHeader"/>
          <table:table-cell/>
          <table:table-cell ns41:value-type="float" table:style-name="ce40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ieuw-Dordrecht</text:p>
          </table:table-cell>
          <table:table-cell table:style-name="TL HRowHeader"/>
          <table:table-cell/>
          <table:table-cell ns41:value-type="float" table:style-name="ce40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astenow</text:p>
          </table:table-cell>
          <table:table-cell table:style-name="TL HRowHeader"/>
          <table:table-cell/>
          <table:table-cell ns41:value-type="float" table:style-name="ce40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meulveen</text:p>
          </table:table-cell>
          <table:table-cell table:style-name="TL HRowHeader"/>
          <table:table-cell/>
          <table:table-cell ns41:value-type="float" table:style-name="ce40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Oranjedorp</text:p>
          </table:table-cell>
          <table:table-cell table:style-name="TL HRowHeader"/>
          <table:table-cell/>
          <table:table-cell ns41:value-type="float" table:style-name="ce40" office:value="59" office:value-type="float">
            <text:p>59</text:p>
          </table:table-cell>
          <table:table-cell table:style-name="TL Data" table:number-columns-repeated="4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rica</text:p>
          </table:table-cell>
          <table:table-cell table:style-name="TL HRowHeader"/>
          <table:table-cell/>
          <table:table-cell ns41:value-type="float" table:style-name="ce40" office:value="189" office:value-type="float">
            <text:p>189</text:p>
          </table:table-cell>
          <table:table-cell table:style-name="TL Data" table:number-columns-repeated="4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ieuw-Amsterdam</text:p>
          </table:table-cell>
          <table:table-cell table:style-name="TL HRowHeader"/>
          <table:table-cell/>
          <table:table-cell ns41:value-type="float" table:style-name="ce40" office:value="372" office:value-type="float">
            <text:p>37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Amsterdamscheveld</text:p>
          </table:table-cell>
          <table:table-cell table:style-name="TL HRowHeader"/>
          <table:table-cell/>
          <table:table-cell ns41:value-type="float" table:style-name="ce40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argeroosterveen</text:p>
          </table:table-cell>
          <table:table-cell table:style-name="TL HRowHeader"/>
          <table:table-cell/>
          <table:table-cell ns41:value-type="float" table:style-name="ce40" office:value="169" office:value-type="float">
            <text:p>16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undeveen</text:p>
          </table:table-cell>
          <table:table-cell table:style-name="TL HRowHeader"/>
          <table:table-cell/>
          <table:table-cell ns41:value-type="float" table:style-name="ce40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Bargercompascuum</text:p>
          </table:table-cell>
          <table:table-cell table:style-name="TL HRowHeader"/>
          <table:table-cell/>
          <table:table-cell ns41:value-type="float" table:style-name="ce40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wartemeer</text:p>
          </table:table-cell>
          <table:table-cell table:style-name="TL HRowHeader"/>
          <table:table-cell/>
          <table:table-cell ns41:value-type="float" table:style-name="ce40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587" office:value-type="float">
            <office:annotation draw:style-name="gr1" svg:height="1.958cm" draw:caption-point-y="11.915cm" svg:width="3.275cm" svg:x="15.996cm" draw:caption-point-x="-2.527cm" svg:y="148.199cm" draw:text-style-name="P1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927" office:value-type="float">
            <text:p>6927</text:p>
          </table:table-cell>
          <table:table-cell ns41:value-type="float" table:style-name="TL Data" office:value="6549" office:value-type="float">
            <text:p>654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08" office:value-type="float">
            <text:p>7108</text:p>
          </table:table-cell>
          <table:table-cell ns41:value-type="float" table:style-name="TL Data" office:value="6630" office:value-type="float">
            <text:p>663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720" office:value-type="float">
            <office:annotation draw:style-name="gr1" svg:height="1.958cm" draw:caption-point-y="12.207cm" svg:width="3.275cm" svg:x="15.996cm" draw:caption-point-x="-2.527cm" svg:y="148.357cm" draw:text-style-name="P1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267" office:value-type="float">
            <text:p>7267</text:p>
          </table:table-cell>
          <table:table-cell ns41:value-type="float" table:style-name="TL Data" office:value="6869" office:value-type="float">
            <text:p>686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454" office:value-type="float">
            <text:p>7454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720" office:value-type="float">
            <text:p>27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267" office:value-type="float">
            <text:p>7267</text:p>
          </table:table-cell>
          <table:table-cell ns41:value-type="float" table:style-name="TL Data" office:value="6869" office:value-type="float">
            <text:p>686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TL HRowHeader" table:number-columns-spanned="1" office:value-type="string">
            <text:p>Gasselte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Gasselte</text:p>
          </table:table-cell>
          <table:table-cell table:style-name="TL HRowHeader"/>
          <table:table-cell/>
          <table:table-cell ns41:value-type="float" table:style-name="ce40" office:value="83" office:value-type="float">
            <text:p>83</text:p>
          </table:table-cell>
          <table:table-cell table:style-name="TL Data" table:number-columns-repeated="4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Kostvlies</text:p>
          </table:table-cell>
          <table:table-cell table:style-name="TL HRowHeader"/>
          <table:table-cell/>
          <table:table-cell ns41:value-type="float" table:style-name="ce40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Gasselterboerveen</text:p>
          </table:table-cell>
          <table:table-cell table:style-name="TL HRowHeader"/>
          <table:table-cell/>
          <table:table-cell ns41:value-type="float" table:style-name="ce40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Gasselter-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Dorp</text:p>
          </table:table-cell>
          <table:table-cell table:style-name="TL HRowHeader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24" office:value-type="float">
            <text:p>1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256" table:style-name="TL Data" table:number-columns-repeated="2" office:value-type="float">
            <text:p>25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Gasselternijveen</text:p>
          </table:table-cell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Gasselternijveenschemond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Gasselte</text:p>
          </table:table-cell>
          <table:table-cell table:style-name="TL HRowHeader"/>
          <table:table-cell/>
          <table:table-cell ns41:value-type="float" table:style-name="ce40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table:style-name="TL HRowHeader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Kostvlies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Gasselterboerveen</text:p>
          </table:table-cell>
          <table:table-cell table:style-name="TL HRowHeader"/>
          <table:table-cell/>
          <table:table-cell ns41:value-type="float" table:style-name="ce40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Gasselterboerveenschemond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Gasselternijveen</text:p>
          </table:table-cell>
          <table:table-cell table:style-name="TL HRowHeader"/>
          <table:table-cell/>
          <table:table-cell ns41:value-type="float" table:style-name="ce40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Gasselternijveenschemond</text:p>
          </table:table-cell>
          <table:table-cell table:style-name="TL HRowHeader"/>
          <table:table-cell/>
          <table:table-cell ns41:value-type="float" table:style-name="ce40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67" office:value-type="float">
            <text:p>36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/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45" office:value-type="float">
            <text:p>44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TL HRowHeader" table:number-columns-spanned="1" office:value-type="string">
            <text:p>Giet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Gieten</text:p>
          </table:table-cell>
          <table:table-cell table:style-name="TL HRowHeader"/>
          <table:table-cell/>
          <table:table-cell ns41:value-type="float" table:style-name="ce40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Bonnen</text:p>
          </table:table-cell>
          <table:table-cell table:style-name="TL HRowHeader"/>
          <table:table-cell/>
          <table:table-cell ns41:value-type="float" table:style-name="ce40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Gieterveen</text:p>
          </table:table-cell>
          <table:table-cell table:style-name="TL HRowHeader"/>
          <table:table-cell/>
          <table:table-cell ns41:value-type="float" table:style-name="ce40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Gieten</text:p>
          </table:table-cell>
          <table:table-cell table:style-name="TL HRowHeader"/>
          <table:table-cell/>
          <table:table-cell ns41:value-type="float" table:style-name="ce40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Bonnen</text:p>
          </table:table-cell>
          <table:table-cell table:style-name="TL HRowHeader"/>
          <table:table-cell/>
          <table:table-cell ns41:value-type="float" table:style-name="ce40" office:value="46" office:value-type="float">
            <text:p>46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andvoort</text:p>
          </table:table-cell>
          <table:table-cell table:style-name="TL HRowHeader"/>
          <table:table-cell/>
          <table:table-cell ns41:value-type="float" table:style-name="ce40" office:value="18" office:value-type="float">
            <office:annotation draw:style-name="gr1" svg:height="1.957cm" draw:caption-point-y="12.603cm" svg:width="3.275cm" svg:x="15.996cm" draw:caption-point-x="-2.527cm" svg:y="164.603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onnerveen</text:p>
          </table:table-cell>
          <table:table-cell table:style-name="TL HRowHeader"/>
          <table:table-cell/>
          <table:table-cell ns41:value-type="float" table:style-name="ce40" office:value="98" office:value-type="float">
            <text:p>98</text:p>
          </table:table-cell>
          <table:table-cell table:style-name="TL Data" table:number-columns-repeated="4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/>
          <table:table-cell table:style-name="TL Data"/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Gieterve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24" office:value-type="float">
            <text:p>1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/>
          <table:table-cell table:style-name="TL Data"/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34" office:value-type="float">
            <text:p>1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31" office:value-type="float">
            <office:annotation draw:style-name="gr1" svg:height="1.958cm" draw:caption-point-y="12.154cm" svg:width="3.275cm" svg:x="15.996cm" draw:caption-point-x="-2.527cm" svg:y="167.301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65" office:value-type="float">
            <office:annotation draw:style-name="gr1" svg:height="1.957cm" draw:caption-point-y="12.34cm" svg:width="3.275cm" svg:x="15.996cm" draw:caption-point-x="-2.527cm" svg:y="167.565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TL HRowHeader" table:number-columns-spanned="1" office:value-type="string">
            <text:p><text:span text:style-name="T2">Havelte</text:span><text:span text:style-name="T3"> (Geene kom)</text:span></text:p>
          </table:table-cell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H</text:p>
          </table:table-cell>
          <table:table-cell ns41:value-type="string" table:number-rows-spanned="4" table:style-name="TL HRowHeader" table:number-columns-spanned="1" office:value-type="string">
            <text:p>Dorp Havelte</text:p>
          </table:table-cell>
          <table:table-cell ns41:value-type="string" table:style-name="TL HRowHeader" office:value-type="string">
            <text:p>Ooster-Havelte</text:p>
          </table:table-cell>
          <table:table-cell ns41:value-type="string" table:style-name="TL HRowHeader" office:value-type="string">
            <text:p>Armen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/>
          <table:table-cell table:style-name="TL HRowHeader"/>
          <table:covered-table-cell table:style-name="ce26"/>
          <table:table-cell table:style-name="TL HRowHeader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65" table:style-name="TL Data" table:number-columns-repeated="2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 table:number-columns-repeated="2"/>
          <table:covered-table-cell table:style-name="ce26"/>
          <table:table-cell table:style-name="TL HRowHeader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2"/>
          <table:covered-table-cell table:style-name="ce26"/>
          <table:table-cell ns41:value-type="string" table:style-name="TL HRowHeader" office:value-type="string">
            <text:p>Wester-Havelte</text:p>
          </table:table-cell>
          <table:table-cell table:style-name="TL HRowHeader"/>
          <table:table-cell/>
          <table:table-cell ns41:value-type="float" table:style-name="ce40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Eursinge</text:p>
          </table:table-cell>
          <table:table-cell table:style-name="TL HRowHeader"/>
          <table:table-cell/>
          <table:table-cell ns41:value-type="float" table:style-name="ce40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 table:number-columns-repeated="3"/>
          <table:table-cell ns41:value-type="string" table:style-name="TL HRowHeader" office:value-type="string">
            <text:p>Darp</text:p>
          </table:table-cell>
          <table:table-cell table:style-name="TL HRowHeader"/>
          <table:table-cell/>
          <table:table-cell ns41:value-type="float" table:style-name="ce40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 table:number-columns-repeated="3"/>
          <table:table-cell ns41:value-type="string" table:style-name="TL HRowHeader" office:value-type="string">
            <text:p>De Wal</text:p>
          </table:table-cell>
          <table:table-cell table:style-name="TL HRowHeader"/>
          <table:table-cell/>
          <table:table-cell ns41:value-type="float" table:style-name="ce40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U</text:p>
          </table:table-cell>
          <table:table-cell ns41:value-type="string" table:number-rows-spanned="3" table:style-name="TL HRowHeader" table:number-columns-spanned="1" office:value-type="string">
            <text:p>Gehucht Uffelte</text:p>
          </table:table-cell>
          <table:table-cell ns41:value-type="string" table:style-name="TL HRowHeader" office:value-type="string">
            <text:p>Uffelte-Westeinde</text:p>
          </table:table-cell>
          <table:table-cell table:style-name="TL HRowHeader"/>
          <table:table-cell/>
          <table:table-cell ns41:value-type="float" table:style-name="ce40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2"/>
          <table:covered-table-cell table:style-name="ce27"/>
          <table:table-cell ns41:value-type="string" table:style-name="TL HRowHeader" office:value-type="string">
            <text:p>Uffelte Oosteinde</text:p>
          </table:table-cell>
          <table:table-cell table:style-name="TL HRowHeader"/>
          <table:table-cell/>
          <table:table-cell ns41:value-type="float" table:style-name="ce40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De Vaartsctreek</text:p>
          </table:table-cell>
          <table:table-cell table:style-name="TL HRowHeader"/>
          <table:table-cell/>
          <table:table-cell ns41:value-type="float" table:style-name="ce40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/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/>
          <table:table-cell ns41:value-type="string" table:style-name="TL HRowHeader" office:value-type="string">
            <text:p>V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Veendijk</text:p>
          </table:table-cell>
          <table:table-cell table:style-name="TL HRowHeader"/>
          <table:table-cell/>
          <table:table-cell ns41:value-type="float" table:style-name="ce40" office:value="64" office:value-type="float">
            <text:p>64</text:p>
          </table:table-cell>
          <table:table-cell table:style-name="TL Data" table:number-columns-repeated="4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Nijentap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Havelterberg</text:p>
          </table:table-cell>
          <table:table-cell table:style-name="TL HRowHeader"/>
          <table:table-cell/>
          <table:table-cell ns41:value-type="float" table:style-name="ce40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W</text:p>
          </table:table-cell>
          <table:table-cell ns41:value-type="string" table:number-rows-spanned="2" table:style-name="TL HRowHeader" table:number-columns-spanned="1" office:value-type="string">
            <text:p>Dorp Wapserveen</text:p>
          </table:table-cell>
          <table:table-cell ns41:value-type="string" table:style-name="TL HRowHeader" office:value-type="string">
            <text:p>Wapserveen-Oosteinde</text:p>
          </table:table-cell>
          <table:table-cell table:style-name="TL HRowHeader"/>
          <table:table-cell/>
          <table:table-cell ns41:value-type="float" table:style-name="ce40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2"/>
          <table:covered-table-cell table:style-name="ce25"/>
          <table:table-cell ns41:value-type="string" table:style-name="TL HRowHeader" office:value-type="string">
            <text:p>Wapserveen-Westeinde</text:p>
          </table:table-cell>
          <table:table-cell table:style-name="TL HRowHeader"/>
          <table:table-cell/>
          <table:table-cell ns41:value-type="float" table:style-name="ce40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50" office:value-type="float">
            <text:p>65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1" table:style-name="TL HRowHeader" table:number-columns-spanned="1" office:value-type="string">
            <text:p>Hoogeve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Oostzijde</text:p>
          </table:table-cell>
          <table:table-cell table:style-name="TL HRowHeader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29" office:value-type="float">
            <text:p>1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office:value="40" table:style-name="TL Data" table:number-columns-repeated="2" office:value-type="float">
            <text:p>40</text:p>
          </table:table-cell>
          <table:table-cell table:style-name="TL Data" table:number-columns-repeated="2"/>
          <table:table-cell ns41:value-type="float" office:value="40" table:style-name="TL Data" table:number-columns-repeated="2" office:value-type="float">
            <text:p>40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Groote Kerkstraat</text:p>
          </table:table-cell>
          <table:table-cell table:style-name="TL HRowHeader"/>
          <table:table-cell/>
          <table:table-cell ns41:value-type="float" table:style-name="ce40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Achter de Kerk</text:p>
          </table:table-cell>
          <table:table-cell table:style-name="TL HRowHeader"/>
          <table:table-cell/>
          <table:table-cell ns41:value-type="float" table:style-name="ce40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Kleine Kerksteeg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table:style-name="TL HRowHeader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Noordzijde</text:p>
          </table:table-cell>
          <table:table-cell ns41:value-type="string" table:style-name="TL HRowHeader" office:value-type="string">
            <text:p>Het Haagj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Zuidzijde</text:p>
          </table:table-cell>
          <table:table-cell ns41:value-type="string" table:style-name="TL HRowHeader" office:value-type="string">
            <text:p>Het Haagje</text:p>
          </table:table-cell>
          <table:table-cell table:style-name="TL HRowHeader"/>
          <table:table-cell/>
          <table:table-cell ns41:value-type="float" table:style-name="ce40" office:value="58" office:value-type="float">
            <text:p>58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Oostzijde</text:p>
          </table:table-cell>
          <table:table-cell ns41:value-type="string" table:style-name="TL HRowHeader" office:value-type="string">
            <text:p>De Sloot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Westzijde</text:p>
          </table:table-cell>
          <table:table-cell ns41:value-type="string" table:style-name="TL HRowHeader" office:value-type="string">
            <text:p>De Sloot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65" office:value-type="float">
            <text:p>6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Zuidzijde</text:p>
          </table:table-cell>
          <table:table-cell ns41:value-type="string" table:style-name="TL HRowHeader" office:value-type="string">
            <text:p>Het Schut</text:p>
          </table:table-cell>
          <table:table-cell table:style-name="TL HRowHeader"/>
          <table:table-cell/>
          <table:table-cell ns41:value-type="float" table:style-name="ce40" office:value="82" office:value-type="float">
            <text:p>82</text:p>
          </table:table-cell>
          <table:table-cell table:style-name="TL Data" table:number-columns-repeated="4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Noordzijde</text:p>
          </table:table-cell>
          <table:table-cell ns41:value-type="string" table:style-name="TL HRowHeader" office:value-type="string">
            <text:p>Het Schut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55" office:value-type="float">
            <text:p>5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Westzijde</text:p>
          </table:table-cell>
          <table:table-cell ns41:value-type="string" table:style-name="TL HRowHeader" office:value-type="string">
            <text:p>De Huizen</text:p>
          </table:table-cell>
          <table:table-cell table:style-name="TL HRowHeader"/>
          <table:table-cell/>
          <table:table-cell ns41:value-type="float" table:style-name="ce40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Noordzijde</text:p>
          </table:table-cell>
          <table:table-cell ns41:value-type="string" table:style-name="TL HRowHeader" office:value-type="string">
            <text:p>Het Haagje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Zuidzijde</text:p>
          </table:table-cell>
          <table:table-cell ns41:value-type="string" table:style-name="TL HRowHeader" office:value-type="string">
            <text:p>Het haagje</text:p>
          </table:table-cell>
          <table:table-cell table:style-name="TL HRowHeader"/>
          <table:table-cell/>
          <table:table-cell ns41:value-type="float" table:style-name="ce40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Oostzijde</text:p>
          </table:table-cell>
          <table:table-cell ns41:value-type="string" table:style-name="TL HRowHeader" office:value-type="string">
            <text:p>De Sloot</text:p>
          </table:table-cell>
          <table:table-cell table:style-name="TL HRowHeader"/>
          <table:table-cell/>
          <table:table-cell ns41:value-type="float" table:style-name="ce40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Westzijde</text:p>
          </table:table-cell>
          <table:table-cell ns41:value-type="string" table:style-name="TL HRowHeader" office:value-type="string">
            <text:p>De Sloot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Zuidzijde</text:p>
          </table:table-cell>
          <table:table-cell ns41:value-type="string" table:style-name="TL HRowHeader" office:value-type="string">
            <text:p>Het Schut</text:p>
          </table:table-cell>
          <table:table-cell table:style-name="TL HRowHeader"/>
          <table:table-cell/>
          <table:table-cell ns41:value-type="float" table:style-name="ce40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Noordzijde</text:p>
          </table:table-cell>
          <table:table-cell ns41:value-type="string" table:style-name="TL HRowHeader" office:value-type="string">
            <text:p>Het Schut</text:p>
          </table:table-cell>
          <table:table-cell table:style-name="TL HRowHeader"/>
          <table:table-cell/>
          <table:table-cell ns41:value-type="float" table:style-name="ce40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table:style-name="TL HRowHeader"/>
          <table:table-cell table:style-name="TL HRowHeader"/>
          <table:table-cell ns41:value-type="string" table:style-name="TL HRowHeader" office:value-type="string">
            <text:p>Toldijk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Achterom en Noord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406" office:value-type="float">
            <text:p>40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table:style-name="TL HRowHeader"/>
          <table:table-cell table:style-name="TL HRowHeader" table:number-columns-repeated="2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Krakeel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39" office:value-type="float">
            <text:p>13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Hollandsche Veld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572" office:value-type="float">
            <text:p>57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Alteveer en Riegshoogtendijk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53" office:value-type="float">
            <text:p>15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268" office:value-type="float">
            <text:p>268</text:p>
          </table:table-cell>
          <table:table-cell table:style-name="TL Data" table:number-columns-repeated="3"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70" office:value-type="float">
            <text:p>570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2"/>
          <table:table-cell table:style-name="TL HRowHeader"/>
          <table:table-cell table:style-name="TL HRowHeader"/>
          <table:table-cell/>
          <table:table-cell ns41:value-type="float" table:style-name="ce40" office:value="745" office:value-type="float">
            <text:p>74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06" office:value-type="float">
            <text:p>1706</text:p>
          </table:table-cell>
          <table:table-cell ns41:value-type="float" table:style-name="TL Data" office:value="1822" office:value-type="float">
            <text:p>182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442" office:value-type="float">
            <text:p>1442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60" office:value-type="float">
            <text:p>3460</text:p>
          </table:table-cell>
          <table:table-cell ns41:value-type="float" table:style-name="TL Data" office:value="3312" office:value-type="float">
            <text:p>3312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4166" office:value-type="float">
            <text:p>4166</text:p>
          </table:table-cell>
          <table:table-cell ns41:value-type="float" table:style-name="TL Data" office:value="3917" office:value-type="float">
            <text:p>39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187" office:value-type="float">
            <text:p>2187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66" office:value-type="float">
            <text:p>5166</text:p>
          </table:table-cell>
          <table:table-cell ns41:value-type="float" table:style-name="TL Data" office:value="5134" office:value-type="float">
            <text:p>513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930" office:value-type="float">
            <text:p>5930</text:p>
          </table:table-cell>
          <table:table-cell ns41:value-type="float" table:style-name="TL Data" office:value="5764" office:value-type="float">
            <text:p>576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6"/>
          <table:table-cell ns41:value-type="float" office:value="4" table:style-name="TL Data" table:number-columns-repeated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187" office:value-type="float">
            <text:p>2187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66" office:value-type="float">
            <text:p>5166</text:p>
          </table:table-cell>
          <table:table-cell ns41:value-type="float" table:style-name="TL Data" office:value="5134" office:value-type="float">
            <text:p>5134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934" office:value-type="float">
            <text:p>5934</text:p>
          </table:table-cell>
          <table:table-cell ns41:value-type="float" table:style-name="TL Data" office:value="5768" office:value-type="float">
            <text:p>576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2" table:style-name="TL HRowHeader" table:number-columns-spanned="1" office:value-type="string">
            <text:p>Meppel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ns41:value-type="string" table:style-name="TL HRowHeader" office:value-type="string">
            <text:p>Diaconie-Arm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204" office:value-type="float">
            <text:p>20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261" office:value-type="float">
            <text:p>26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93" office:value-type="float">
            <text:p>9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 table:number-columns-repeated="2"/>
          <table:table-cell ns41:value-type="string" table:style-name="TL HRowHeader" office:value-type="string">
            <text:p>Huis van Bewaring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85" office:value-type="float">
            <text:p>8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92" office:value-type="float">
            <text:p>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VI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165" office:value-type="float">
            <text:p>16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VII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274" office:value-type="float">
            <text:p>27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VIII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265" office:value-type="float">
            <text:p>26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X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175" office:value-type="float">
            <text:p>17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X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XI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95" office:value-type="float">
            <text:p>95</text:p>
          </table:table-cell>
          <table:table-cell table:style-name="TL Data" table:number-columns-repeated="4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4" office:value-type="float">
            <office:annotation draw:style-name="gr1" svg:height="1.959cm" draw:caption-point-y="12.577cm" svg:width="3.275cm" svg:x="15.996cm" draw:caption-point-x="-2.527cm" svg:y="206.01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7" table:style-name="TL Data" table:number-columns-repeated="2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 table:number-columns-repeated="2"/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V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4" office:value-type="float">
            <text:p>4</text:p>
          </table:table-cell>
          <table:table-cell table:style-name="TL Data" table:number-columns-repeated="4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VII</text:p>
          </table:table-cell>
          <table:table-cell table:style-name="TL HRowHeader" table:number-columns-repeated="2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VIII</text:p>
          </table:table-cell>
          <table:table-cell table:style-name="TL HRowHeader" table:number-columns-repeated="2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IX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8" table:style-name="TL Data" table:number-columns-repeated="2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X</text:p>
          </table:table-cell>
          <table:table-cell table:style-name="TL HRowHeader" table:number-columns-repeated="2"/>
          <table:table-cell table:style-name="TL HRowHeader"/>
          <table:table-cell/>
          <table:table-cell table:style-name="ce40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XI</text:p>
          </table:table-cell>
          <table:table-cell table:style-name="TL HRowHeader" table:number-columns-repeated="2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XII</text:p>
          </table:table-cell>
          <table:table-cell table:style-name="TL HRowHeader" table:number-columns-repeated="2"/>
          <table:table-cell ns41:value-type="string" table:style-name="TL HRowHeader" office:value-type="string">
            <text:p>Oosterboer</text:p>
          </table:table-cell>
          <table:table-cell/>
          <table:table-cell ns41:value-type="float" table:style-name="ce40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XII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94" office:value-type="float">
            <text:p>94</text:p>
          </table:table-cell>
          <table:table-cell table:style-name="TL Data" table:number-columns-repeated="3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785" office:value-type="float">
            <text:p>178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636" office:value-type="float">
            <text:p>3636</text:p>
          </table:table-cell>
          <table:table-cell ns41:value-type="float" table:style-name="TL Data" office:value="4003" office:value-type="float">
            <text:p>400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44" office:value-type="float">
            <text:p>3744</text:p>
          </table:table-cell>
          <table:table-cell ns41:value-type="float" table:style-name="TL Data" office:value="4056" office:value-type="float">
            <text:p>405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15" office:value-type="float">
            <office:annotation draw:style-name="gr1" svg:height="1.957cm" draw:caption-point-y="10.513cm" svg:width="3.275cm" svg:x="15.996cm" draw:caption-point-x="-2.527cm" svg:y="219.319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900" office:value-type="float">
            <office:annotation draw:style-name="gr1" svg:height="1.957cm" draw:caption-point-y="10.513cm" svg:width="3.275cm" svg:x="15.996cm" draw:caption-point-x="-2.527cm" svg:y="219.769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977" office:value-type="float">
            <text:p>3977</text:p>
          </table:table-cell>
          <table:table-cell ns41:value-type="float" table:style-name="TL Data" office:value="4337" office:value-type="float">
            <text:p>433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331" office:value-type="float">
            <text:p>4331</text:p>
          </table:table-cell>
          <table:table-cell ns41:value-type="float" table:style-name="TL Data" office:value="4567" office:value-type="float">
            <text:p>456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900" office:value-type="float">
            <text:p>190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977" office:value-type="float">
            <text:p>3977</text:p>
          </table:table-cell>
          <table:table-cell ns41:value-type="float" table:style-name="TL Data" office:value="4337" office:value-type="float">
            <text:p>433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333" office:value-type="float">
            <text:p>4333</text:p>
          </table:table-cell>
          <table:table-cell ns41:value-type="float" table:style-name="TL Data" office:value="4568" office:value-type="float">
            <text:p>4568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TL HRowHeader" table:number-columns-spanned="1" office:value-type="string">
            <text:p><text:span text:style-name="T2">Nijeveen</text:span><text:span text:style-name="T3"> (Geene kom)</text:span></text:p>
          </table:table-cell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Afdeeling</text:p>
          </table:table-cell>
          <table:table-cell ns41:value-type="string" table:style-name="TL HRowHeader" office:value-type="string">
            <text:p>Nijeveen</text:p>
          </table:table-cell>
          <table:table-cell table:style-name="TL HRowHeader"/>
          <table:table-cell/>
          <table:table-cell ns41:value-type="float" table:style-name="ce40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3"/>
          <table:table-cell ns41:value-type="string" table:style-name="TL HRowHeader" office:value-type="string">
            <text:p>Nijveensche Bovenboer</text:p>
          </table:table-cell>
          <table:table-cell table:style-name="TL HRowHeader"/>
          <table:table-cell/>
          <table:table-cell ns41:value-type="float" table:style-name="ce40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Kolderveen</text:p>
          </table:table-cell>
          <table:table-cell table:style-name="TL HRowHeader"/>
          <table:table-cell/>
          <table:table-cell ns41:value-type="float" table:style-name="ce40" office:value="70" office:value-type="float">
            <text:p>70</text:p>
          </table:table-cell>
          <table:table-cell table:style-name="TL Data" table:number-columns-repeated="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/>
          <table:table-cell table:style-name="TL Data"/>
          <table:table-cell ns41:value-type="float" table:style-name="TL Data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3"/>
          <table:table-cell ns41:value-type="string" table:style-name="TL HRowHeader" office:value-type="string">
            <text:p>Kolderveensche Bovenboer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 table:number-columns-repeated="3"/>
          <table:table-cell table:style-name="TL HRowHeader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74" office:value-type="float">
            <text:p>2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2" table:style-name="TL HRowHeader" table:number-columns-spanned="1" office:value-type="string">
            <text:p>Norg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Norg</text:p>
          </table:table-cell>
          <table:table-cell table:style-name="TL HRowHeader"/>
          <table:table-cell/>
          <table:table-cell ns41:value-type="float" table:style-name="ce40" office:value="120" office:value-type="float">
            <text:p>1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 table:number-columns-repeated="2"/>
          <table:table-cell ns41:value-type="string" table:style-name="TL HRowHeader" office:value-type="string">
            <text:p>Norg</text:p>
          </table:table-cell>
          <table:table-cell table:style-name="TL HRowHeader"/>
          <table:table-cell/>
          <table:table-cell ns41:value-type="float" table:style-name="ce40" office:value="3" office:value-type="float">
            <office:annotation draw:style-name="gr1" svg:height="1.958cm" draw:caption-point-y="7.338cm" svg:width="3.275cm" svg:x="15.996cm" draw:caption-point-x="-2.527cm" svg:y="228.341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Veenhuizen I</text:p>
          </table:table-cell>
          <table:table-cell ns41:value-type="string" table:style-name="TL HRowHeader" office:value-type="string">
            <text:p>Hoofdgebouwen</text:p>
          </table:table-cell>
          <table:table-cell/>
          <table:table-cell ns41:value-type="float" table:style-name="ce40" office:value="34" office:value-type="float">
            <text:p>34</text:p>
          </table:table-cell>
          <table:table-cell table:style-name="TL Data" table:number-columns-repeated="8"/>
          <table:table-cell table:style-name="TL Data" table:number-columns-repeated="2"/>
          <table:table-cell table:style-name="TL Data"/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Bijgebouwen</text:p>
          </table:table-cell>
          <table:table-cell/>
          <table:table-cell ns41:value-type="float" table:style-name="ce40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Veenhuizen II</text:p>
          </table:table-cell>
          <table:table-cell ns41:value-type="string" table:style-name="TL HRowHeader" office:value-type="string">
            <text:p>Hoofdgebouwen</text:p>
          </table:table-cell>
          <table:table-cell/>
          <table:table-cell ns41:value-type="float" table:style-name="ce40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table:style-name="TL Data" table:number-columns-repeated="2"/>
          <table:table-cell table:style-name="TL Data"/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Bijgebouwen</text:p>
          </table:table-cell>
          <table:table-cell/>
          <table:table-cell ns41:value-type="float" table:style-name="ce40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Veenhuizen III</text:p>
          </table:table-cell>
          <table:table-cell ns41:value-type="string" table:style-name="TL HRowHeader" office:value-type="string">
            <text:p>Hoofdgebouwen</text:p>
          </table:table-cell>
          <table:table-cell/>
          <table:table-cell ns41:value-type="float" table:style-name="ce40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Bijgebouwen</text:p>
          </table:table-cell>
          <table:table-cell/>
          <table:table-cell ns41:value-type="float" table:style-name="ce40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Infanterie-Kazerne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Peest</text:p>
          </table:table-cell>
          <table:table-cell ns41:value-type="string" table:style-name="TL HRowHeader" office:value-type="string">
            <text:p>Ned. Herv. Diac. Armenzieken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Norgervaart</text:p>
          </table:table-cell>
          <table:table-cell table:style-name="TL HRowHeader"/>
          <table:table-cell/>
          <table:table-cell ns41:value-type="float" table:style-name="ce40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uidvelde</text:p>
          </table:table-cell>
          <table:table-cell table:style-name="TL HRowHeader"/>
          <table:table-cell/>
          <table:table-cell ns41:value-type="float" table:style-name="ce40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Westervelde</text:p>
          </table:table-cell>
          <table:table-cell table:style-name="TL HRowHeader"/>
          <table:table-cell/>
          <table:table-cell ns41:value-type="float" table:style-name="ce40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Een</text:p>
          </table:table-cell>
          <table:table-cell table:style-name="TL HRowHeader"/>
          <table:table-cell/>
          <table:table-cell ns41:value-type="float" table:style-name="ce40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Langelo</text:p>
          </table:table-cell>
          <table:table-cell table:style-name="TL HRowHeader"/>
          <table:table-cell/>
          <table:table-cell ns41:value-type="float" table:style-name="ce40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20" office:value-type="float">
            <text:p>1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49" office:value-type="float">
            <office:annotation draw:style-name="gr1" svg:height="1.958cm" draw:caption-point-y="7.338cm" svg:width="3.275cm" svg:x="15.996cm" draw:caption-point-x="-2.527cm" svg:y="236.437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3749" office:value-type="float">
            <text:p>3749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772" office:value-type="float">
            <text:p>3772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69" office:value-type="float">
            <office:annotation draw:style-name="gr1" svg:height="1.958cm" draw:caption-point-y="7.338cm" svg:width="3.275cm" svg:x="15.996cm" draw:caption-point-x="-2.527cm" svg:y="236.887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4007" office:value-type="float">
            <text:p>4007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33" office:value-type="float">
            <text:p>4033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69" office:value-type="float">
            <text:p>46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4007" office:value-type="float">
            <text:p>4007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34" office:value-type="float">
            <text:p>403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6" table:style-name="TL HRowHeader" table:number-columns-spanned="1" office:value-type="string">
            <text:p>Odoor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Odoorn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81" office:value-type="float">
            <text:p>8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/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xloo</text:p>
          </table:table-cell>
          <table:table-cell table:style-name="TL HRowHeader"/>
          <table:table-cell/>
          <table:table-cell ns41:value-type="float" table:style-name="ce40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althe</text:p>
          </table:table-cell>
          <table:table-cell table:style-name="TL HRowHeader"/>
          <table:table-cell/>
          <table:table-cell ns41:value-type="float" table:style-name="ce40" office:value="49" office:value-type="float">
            <text:p>49</text:p>
          </table:table-cell>
          <table:table-cell table:style-name="TL Data" table:number-columns-repeated="4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2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Valthermond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26" office:value-type="float">
            <text:p>12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Odoorn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xloo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althe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Klijndijk</text:p>
          </table:table-cell>
          <table:table-cell table:style-name="TL HRowHeader"/>
          <table:table-cell/>
          <table:table-cell ns41:value-type="float" table:style-name="ce40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Haantje</text:p>
          </table:table-cell>
          <table:table-cell table:style-name="TL HRowHeader"/>
          <table:table-cell/>
          <table:table-cell ns41:value-type="float" table:style-name="ce40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doornerve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09" office:value-type="float">
            <text:p>10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5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Exloërveen</text:p>
          </table:table-cell>
          <table:table-cell table:style-name="TL HRowHeader"/>
          <table:table-cell/>
          <table:table-cell ns41:value-type="float" table:style-name="ce40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xloërmond</text:p>
          </table:table-cell>
          <table:table-cell table:style-name="TL HRowHeader"/>
          <table:table-cell/>
          <table:table-cell ns41:value-type="float" table:style-name="ce40" office:value="168" office:value-type="float">
            <text:p>16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/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xloërmond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65" office:value-type="float">
            <text:p>16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Valtherveen</text:p>
          </table:table-cell>
          <table:table-cell table:style-name="TL HRowHeader"/>
          <table:table-cell/>
          <table:table-cell ns41:value-type="float" table:style-name="ce40" office:value="193" office:value-type="float">
            <text:p>19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andberg</text:p>
          </table:table-cell>
          <table:table-cell table:style-name="TL HRowHeader"/>
          <table:table-cell/>
          <table:table-cell ns41:value-type="float" table:style-name="ce40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althermond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99" office:value-type="float">
            <text:p>9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46" office:value-type="float">
            <text:p>34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914" office:value-type="float">
            <text:p>9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37" office:value-type="float">
            <text:p>2437</text:p>
          </table:table-cell>
          <table:table-cell ns41:value-type="float" table:style-name="TL Data" office:value="2402" office:value-type="float">
            <text:p>240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260" office:value-type="float">
            <text:p>126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10" office:value-type="float">
            <text:p>3310</text:p>
          </table:table-cell>
          <table:table-cell ns41:value-type="float" table:style-name="TL Data" office:value="3204" office:value-type="float">
            <text:p>320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TL HRowHeader" table:number-columns-spanned="1" office:value-type="string">
            <text:p>Oosterhesselen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Oosterhesselen</text:p>
          </table:table-cell>
          <table:table-cell table:style-name="TL HRowHeader"/>
          <table:table-cell/>
          <table:table-cell ns41:value-type="float" table:style-name="ce40" office:value="53" office:value-type="float">
            <office:annotation draw:style-name="gr1" svg:height="1.958cm" draw:caption-point-y="4.455cm" svg:width="3.275cm" svg:x="15.996cm" draw:caption-point-x="-2.527cm" svg:y="252.814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Gees</text:p>
          </table:table-cell>
          <table:table-cell ns41:value-type="string" table:style-name="TL HRowHeader" office:value-type="string">
            <text:p>Arm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winderen</text:p>
          </table:table-cell>
          <table:table-cell table:style-name="TL HRowHeader"/>
          <table:table-cell/>
          <table:table-cell ns41:value-type="float" table:style-name="ce40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Oosterhesselen</text:p>
          </table:table-cell>
          <table:table-cell ns41:value-type="string" table:style-name="TL HRowHeader" office:value-type="string">
            <text:p>Kanaal onder Oosterhesselen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Gehucht Klenke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 Gees</text:p>
          </table:table-cell>
          <table:table-cell ns41:value-type="string" table:style-name="TL HRowHeader" office:value-type="string">
            <text:p>Kanaal onder Gees</text:p>
          </table:table-cell>
          <table:table-cell table:style-name="TL HRowHeader"/>
          <table:table-cell/>
          <table:table-cell ns41:value-type="float" table:style-name="ce40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Zwinderen</text:p>
          </table:table-cell>
          <table:table-cell ns41:value-type="string" table:style-name="TL HRowHeader" office:value-type="string">
            <text:p>Geeserveld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winderscheveld en veen</text:p>
          </table:table-cell>
          <table:table-cell table:style-name="TL HRowHeader"/>
          <table:table-cell/>
          <table:table-cell ns41:value-type="float" table:style-name="ce40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2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92" office:value-type="float">
            <office:annotation draw:style-name="gr1" svg:height="1.957cm" draw:caption-point-y="8.45cm" svg:width="3.275cm" svg:x="15.996cm" draw:caption-point-x="-2.527cm" svg:y="256.016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6" office:value-type="float">
            <text:p>6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58" office:value-type="float">
            <office:annotation draw:style-name="gr1" svg:height="1.957cm" draw:caption-point-y="4.004cm" svg:width="3.275cm" svg:x="15.996cm" draw:caption-point-x="-2.527cm" svg:y="261.361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58" office:value-type="float">
            <text:p>2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TL HRowHeader" table:number-columns-spanned="1" office:value-type="string">
            <text:p>Peize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Peize</text:p>
          </table:table-cell>
          <table:table-cell table:style-name="TL HRowHeader"/>
          <table:table-cell/>
          <table:table-cell ns41:value-type="float" table:style-name="ce40" office:value="184" office:value-type="float">
            <text:p>18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e Hoest</text:p>
          </table:table-cell>
          <table:table-cell table:style-name="TL HRowHeader"/>
          <table:table-cell/>
          <table:table-cell ns41:value-type="float" table:style-name="ce40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Pol</text:p>
          </table:table-cell>
          <table:table-cell ns41:value-type="string" table:style-name="TL HRowHeader" office:value-type="string">
            <text:p>Armwerk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63" office:value-type="float">
            <text:p>63</text:p>
          </table:table-cell>
          <table:table-cell table:style-name="TL Data" table:number-columns-repeated="4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Het Wold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Het Klundersveen</text:p>
          </table:table-cell>
          <table:table-cell table:style-name="TL HRowHeader"/>
          <table:table-cell/>
          <table:table-cell ns41:value-type="float" table:style-name="ce40" office:value="50" office:value-type="float">
            <text:p>50</text:p>
          </table:table-cell>
          <table:table-cell table:style-name="TL Data" table:number-columns-repeated="4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/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84" office:value-type="float">
            <text:p>18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59" office:value-type="float">
            <text:p>15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43" office:value-type="float">
            <text:p>3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TL HRowHeader" table:number-columns-spanned="1" office:value-type="string">
            <text:p>Roden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Roden</text:p>
          </table:table-cell>
          <table:table-cell table:style-name="TL HRowHeader"/>
          <table:table-cell/>
          <table:table-cell ns41:value-type="float" table:style-name="ce40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Lieveren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Steenbergen</text:p>
          </table:table-cell>
          <table:table-cell table:style-name="TL HRowHeader"/>
          <table:table-cell/>
          <table:table-cell ns41:value-type="float" table:style-name="ce40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Nietap</text:p>
          </table:table-cell>
          <table:table-cell table:style-name="TL HRowHeader"/>
          <table:table-cell/>
          <table:table-cell ns41:value-type="float" table:style-name="ce40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Leutingewolde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Roderwolde</text:p>
          </table:table-cell>
          <table:table-cell table:style-name="TL HRowHeader"/>
          <table:table-cell/>
          <table:table-cell ns41:value-type="float" table:style-name="ce40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Sandebuur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Roden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49" office:value-type="float">
            <text:p>49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/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Lieveren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0" table:style-name="TL Data" table:number-columns-repeated="2" office:value-type="float">
            <text:p>20</text:p>
          </table:table-cell>
          <table:table-cell table:style-name="TL Data"/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Alteveer</text:p>
          </table:table-cell>
          <table:table-cell table:style-name="TL HRowHeader"/>
          <table:table-cell/>
          <table:table-cell ns41:value-type="float" table:style-name="ce40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Roderveld</text:p>
          </table:table-cell>
          <table:table-cell table:style-name="TL HRowHeader"/>
          <table:table-cell/>
          <table:table-cell ns41:value-type="float" table:style-name="ce40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Roderesch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ulte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Terheil</text:p>
          </table:table-cell>
          <table:table-cell table:style-name="TL HRowHeader"/>
          <table:table-cell/>
          <table:table-cell ns41:value-type="float" table:style-name="ce40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Nietap</text:p>
          </table:table-cell>
          <table:table-cell table:style-name="TL HRowHeader"/>
          <table:table-cell/>
          <table:table-cell ns41:value-type="float" table:style-name="ce40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Leutingewolde</text:p>
          </table:table-cell>
          <table:table-cell table:style-name="TL HRowHeader"/>
          <table:table-cell/>
          <table:table-cell ns41:value-type="float" table:style-name="ce40" office:value="35" office:value-type="float">
            <text:p>35</text:p>
          </table:table-cell>
          <table:table-cell table:style-name="TL Data" table:number-columns-repeated="4"/>
          <table:table-cell ns41:value-type="float" office:value="76" table:style-name="TL Data" table:number-columns-repeated="2" office:value-type="float">
            <text:p>7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Fokswolde</text:p>
          </table:table-cell>
          <table:table-cell table:style-name="TL HRowHeader"/>
          <table:table-cell/>
          <table:table-cell ns41:value-type="float" table:style-name="ce40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Roderwolde</text:p>
          </table:table-cell>
          <table:table-cell table:style-name="TL HRowHeader"/>
          <table:table-cell/>
          <table:table-cell ns41:value-type="float" table:style-name="ce40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Matsloot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78" office:value-type="float">
            <text:p>1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01" office:value-type="float">
            <text:p>4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579" office:value-type="float">
            <text:p>5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TL HRowHeader" table:number-columns-spanned="1" office:value-type="string">
            <text:p>Rolde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Rolde</text:p>
          </table:table-cell>
          <table:table-cell ns41:value-type="string" table:style-name="TL HRowHeader" office:value-type="string">
            <text:p>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165" office:value-type="float">
            <text:p>1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Grollo</text:p>
          </table:table-cell>
          <table:table-cell table:style-name="TL HRowHeader"/>
          <table:table-cell/>
          <table:table-cell ns41:value-type="float" table:style-name="ce40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Gehucht </text:p>
          </table:table-cell>
          <table:table-cell ns41:value-type="string" table:style-name="TL HRowHeader" office:value-type="string">
            <text:p>Ballo</text:p>
          </table:table-cell>
          <table:table-cell table:style-name="TL HRowHeader"/>
          <table:table-cell/>
          <table:table-cell ns41:value-type="float" table:style-name="ce40" office:value="40" office:value-type="float">
            <text:p>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Schoonlo</text:p>
          </table:table-cell>
          <table:table-cell table:style-name="TL HRowHeader"/>
          <table:table-cell/>
          <table:table-cell ns41:value-type="float" table:style-name="ce40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Amen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Ekehaar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Eleveld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Elderslo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Nijlande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uurze</text:p>
          </table:table-cell>
          <table:table-cell table:style-name="TL HRowHeader"/>
          <table:table-cell/>
          <table:table-cell ns41:value-type="float" table:style-name="ce40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Grollo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30" office:value-type="float">
            <text:p>2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26" office:value-type="float">
            <text:p>1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/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56" office:value-type="float">
            <text:p>3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49" table:style-name="TL HRowHeader" table:number-columns-spanned="1" office:value-type="string">
            <text:p>Ruinen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Ruinen</text:p>
          </table:table-cell>
          <table:table-cell table:style-name="TL HRowHeader"/>
          <table:table-cell/>
          <table:table-cell ns41:value-type="float" table:style-name="ce40" office:value="102" office:value-type="float">
            <text:p>10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Ruinen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number-rows-spanned="2" table:style-name="TL HRowHeader" table:number-columns-spanned="1" office:value-type="string">
            <text:p>Gehucht Geuzinge</text:p>
          </table:table-cell>
          <table:table-cell ns41:value-type="string" table:style-name="TL HRowHeader" office:value-type="string">
            <text:p>Geuzinge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covered-table-cell table:style-name="ce26"/>
          <table:table-cell ns41:value-type="string" table:style-name="TL HRowHeader" office:value-type="string">
            <text:p>Hulten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Gijsselte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Postweg</text:p>
          </table:table-cell>
          <table:table-cell table:style-name="TL HRowHeader"/>
          <table:table-cell/>
          <table:table-cell ns41:value-type="float" table:style-name="ce40" office:value="15" office:value-type="float">
            <text:p>15</text:p>
          </table:table-cell>
          <table:table-cell table:style-name="TL Data" table:number-columns-repeated="4"/>
          <table:table-cell ns41:value-type="float" office:value="32" table:style-name="TL Data" table:number-columns-repeated="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Hees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table:style-name="TL HRowHeader"/>
          <table:table-cell table:style-name="TL HRowHeader"/>
          <table:table-cell ns41:value-type="string" table:style-name="TL HRowHeader" office:value-type="string">
            <text:p>Oldenhave</text:p>
          </table:table-cell>
          <table:table-cell table:style-name="TL HRowHeader"/>
          <table:table-cell/>
          <table:table-cell ns41:value-type="float" table:style-name="ce40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Koekangerveld</text:p>
          </table:table-cell>
          <table:table-cell table:style-name="TL HRowHeader"/>
          <table:table-cell/>
          <table:table-cell ns41:value-type="float" table:style-name="ce40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8" table:style-name="TL Data" table:number-columns-repeated="2" office:value-type="float">
            <text:p>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e Weide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ijkveld</text:p>
          </table:table-cell>
          <table:table-cell ns41:value-type="string" table:style-name="TL HRowHeader" office:value-type="string">
            <text:p>Nederl. Herv.</text:p>
          </table:table-cell>
          <table:table-cell/>
          <table:table-cell table:style-name="ce40"/>
          <table:table-cell table:style-name="TL Data" table:number-columns-repeated="11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2" table:style-name="TL Data" table:number-columns-repeated="2" office:value-type="float">
            <text:p>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lanken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uinerdijk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office:value="28" table:style-name="TL Data" table:number-columns-repeated="2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rmweide</text:p>
          </table:table-cell>
          <table:table-cell table:style-name="TL HRowHeader"/>
          <table:table-cell/>
          <table:table-cell ns41:value-type="float" table:style-name="ce40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ordharen</text:p>
          </table:table-cell>
          <table:table-cell table:style-name="TL HRowHeader"/>
          <table:table-cell/>
          <table:table-cell ns41:value-type="float" table:style-name="ce40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nserweg</text:p>
          </table:table-cell>
          <table:table-cell table:style-name="TL HRowHeader"/>
          <table:table-cell/>
          <table:table-cell ns41:value-type="float" table:style-name="ce40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itteveen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endersche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ngeland</text:p>
          </table:table-cell>
          <table:table-cell table:style-name="TL HRowHeader"/>
          <table:table-cell/>
          <table:table-cell ns41:value-type="float" table:style-name="ce40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aterleuzen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table:style-name="TL HRowHeader"/>
          <table:table-cell table:style-name="TL HRowHeader"/>
          <table:table-cell ns41:value-type="string" table:style-name="TL HRowHeader" office:value-type="string">
            <text:p>Achterdijk</text:p>
          </table:table-cell>
          <table:table-cell table:style-name="TL HRowHeader"/>
          <table:table-cell/>
          <table:table-cell ns41:value-type="float" table:style-name="ce40" office:value="47" office:value-type="float">
            <text:p>47</text:p>
          </table:table-cell>
          <table:table-cell table:style-name="TL Data" table:number-columns-repeated="4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Ansen</text:p>
          </table:table-cell>
          <table:table-cell table:style-name="TL HRowHeader"/>
          <table:table-cell/>
          <table:table-cell ns41:value-type="float" table:style-name="ce40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eebruggen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nserweide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Anholt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ralo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uil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ursinge</text:p>
          </table:table-cell>
          <table:table-cell table:style-name="TL HRowHeader"/>
          <table:table-cell/>
          <table:table-cell ns41:value-type="float" table:style-name="ce40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ultinge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Pesse</text:p>
          </table:table-cell>
          <table:table-cell table:style-name="TL HRowHeader"/>
          <table:table-cell/>
          <table:table-cell ns41:value-type="float" table:style-name="ce40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osteren</text:p>
          </table:table-cell>
          <table:table-cell table:style-name="TL HRowHeader"/>
          <table:table-cell/>
          <table:table-cell ns41:value-type="float" table:style-name="ce40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Stuifzand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wartschaap</text:p>
          </table:table-cell>
          <table:table-cell table:style-name="TL HRowHeader"/>
          <table:table-cell/>
          <table:table-cell ns41:value-type="float" table:style-name="ce40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Pesserdijk</text:p>
          </table:table-cell>
          <table:table-cell table:style-name="TL HRowHeader"/>
          <table:table-cell/>
          <table:table-cell ns41:value-type="float" table:style-name="ce40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Fluitenberg</text:p>
          </table:table-cell>
          <table:table-cell table:style-name="TL HRowHeader"/>
          <table:table-cell/>
          <table:table-cell ns41:value-type="float" table:style-name="ce40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alenberg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tadterij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Toldijk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Echt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46" office:value-type="float">
            <text:p>46</text:p>
          </table:table-cell>
          <table:table-cell table:style-name="TL Data" table:number-columns-repeated="4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table:style-name="TL HRowHeader"/>
          <table:table-cell table:style-name="TL HRowHeader"/>
          <table:table-cell ns41:value-type="string" table:style-name="TL HRowHeader" office:value-type="string">
            <text:p>Hondhang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Holthaar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02" office:value-type="float">
            <text:p>10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585" office:value-type="float">
            <text:p>58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87" office:value-type="float">
            <text:p>68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1614" office:value-type="float">
            <text:p>16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87" office:value-type="float">
            <text:p>68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1614" office:value-type="float">
            <text:p>16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TL HRowHeader" table:number-columns-spanned="1" office:value-type="string">
            <text:p>Ruinerwold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Dijkhuizen</text:p>
          </table:table-cell>
          <table:table-cell table:style-name="TL HRowHeader"/>
          <table:table-cell/>
          <table:table-cell ns41:value-type="float" table:style-name="ce40" office:value="93" office:value-type="float">
            <text:p>9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oersteeg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2"/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Oosteinde</text:p>
          </table:table-cell>
          <table:table-cell table:style-name="TL HRowHeader"/>
          <table:table-cell/>
          <table:table-cell ns41:value-type="float" table:style-name="ce40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/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table:style-name="TL HRowHeader"/>
          <table:table-cell table:style-name="TL HRowHeader"/>
          <table:table-cell ns41:value-type="string" table:style-name="TL HRowHeader" office:value-type="string">
            <text:p>Ruige Kluft</text:p>
          </table:table-cell>
          <table:table-cell table:style-name="TL HRowHeader"/>
          <table:table-cell/>
          <table:table-cell ns41:value-type="float" table:style-name="ce40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Kale Kluft</text:p>
          </table:table-cell>
          <table:table-cell table:style-name="TL HRowHeader"/>
          <table:table-cell/>
          <table:table-cell ns41:value-type="float" table:style-name="ce40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/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Buiterhuizen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lijdenstein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Kraal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Haakswolde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Tweelo</text:p>
          </table:table-cell>
          <table:table-cell table:style-name="TL HRowHeader"/>
          <table:table-cell/>
          <table:table-cell ns41:value-type="float" table:style-name="ce40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roekhuizen</text:p>
          </table:table-cell>
          <table:table-cell table:style-name="TL HRowHeader"/>
          <table:table-cell/>
          <table:table-cell ns41:value-type="float" table:style-name="ce40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Weerwille</text:p>
          </table:table-cell>
          <table:table-cell table:style-name="TL HRowHeader"/>
          <table:table-cell/>
          <table:table-cell ns41:value-type="float" table:style-name="ce40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00" office:value-type="float">
            <text:p>10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50" office:value-type="float">
            <text:p>35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50" office:value-type="float">
            <text:p>45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1:value-type="string" table:number-rows-spanned="5" table:style-name="TL HRowHeader" table:number-columns-spanned="1" office:value-type="string">
            <text:p><text:span text:style-name="T2">Schoonebeek</text:span><text:span text:style-name="T3"> (Geene kom)</text:span></text:p>
          </table:table-cell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Oud Schoonebeek</text:p>
          </table:table-cell>
          <table:table-cell ns41:value-type="string" table:style-name="TL HRowHeader" office:value-type="string">
            <text:p>Armhuis der Ned. Herv. Diaconie</text:p>
          </table:table-cell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150" office:value-type="float">
            <text:p>1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Schoonebeekerveld</text:p>
          </table:table-cell>
          <table:table-cell table:style-name="TL HRowHeader"/>
          <table:table-cell/>
          <table:table-cell ns41:value-type="float" table:style-name="ce40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Nieuw-Schoonebeek</text:p>
          </table:table-cell>
          <table:table-cell table:style-name="TL HRowHeader"/>
          <table:table-cell/>
          <table:table-cell ns41:value-type="float" table:style-name="ce40" office:value="132" office:value-type="float">
            <text:p>13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20" office:value-type="float">
            <text:p>32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TL HRowHeader" table:number-columns-spanned="1" office:value-type="string">
            <text:p>Sle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Zuidsleen</text:p>
          </table:table-cell>
          <table:table-cell table:style-name="TL HRowHeader"/>
          <table:table-cell/>
          <table:table-cell ns41:value-type="float" table:style-name="ce40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Noordsleen</text:p>
          </table:table-cell>
          <table:table-cell table:style-name="TL HRowHeader"/>
          <table:table-cell/>
          <table:table-cell ns41:value-type="float" table:style-name="ce40" office:value="70" office:value-type="float">
            <office:annotation draw:style-name="gr1" svg:height="1.959cm" draw:caption-point-y="-5.044cm" svg:width="3.275cm" svg:x="15.996cm" draw:caption-point-x="-2.527cm" svg:y="328.882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Erm</text:p>
          </table:table-cell>
          <table:table-cell table:style-name="TL HRowHeader"/>
          <table:table-cell/>
          <table:table-cell ns41:value-type="float" table:style-name="ce40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Schoonoord</text:p>
          </table:table-cell>
          <table:table-cell table:style-name="TL HRowHeader"/>
          <table:table-cell/>
          <table:table-cell ns41:value-type="float" table:style-name="ce40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Veenoord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50" office:value-type="float">
            <text:p>50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Zuidsleen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iphoorn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Noordsleen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't Haantj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Erm</text:p>
          </table:table-cell>
          <table:table-cell table:style-name="TL HRowHeader"/>
          <table:table-cell/>
          <table:table-cell ns41:value-type="float" table:style-name="ce40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Ermerveen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Schoonoord</text:p>
          </table:table-cell>
          <table:table-cell table:style-name="TL HRowHeader"/>
          <table:table-cell/>
          <table:table-cell ns41:value-type="float" table:style-name="ce40" office:value="67" office:value-type="float">
            <text:p>67</text:p>
          </table:table-cell>
          <table:table-cell table:style-name="TL Data" table:number-columns-repeated="4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Veenoord</text:p>
          </table:table-cell>
          <table:table-cell table:style-name="TL HRowHeader"/>
          <table:table-cell/>
          <table:table-cell ns41:value-type="float" table:style-name="ce40" office:value="132" office:value-type="float">
            <text:p>1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n Hool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Haar</text:p>
          </table:table-cell>
          <table:table-cell table:style-name="TL HRowHeader"/>
          <table:table-cell/>
          <table:table-cell ns41:value-type="float" table:style-name="ce40" office:value="13" office:value-type="float">
            <text:p>13</text:p>
          </table:table-cell>
          <table:table-cell table:style-name="TL Data" table:number-columns-repeated="4"/>
          <table:table-cell ns41:value-type="float" office:value="29" table:style-name="TL Data" table:number-columns-repeated="2" office:value-type="float">
            <text:p>29</text:p>
          </table:table-cell>
          <table:table-cell table:style-name="TL Data" table:number-columns-repeated="2"/>
          <table:table-cell ns41:value-type="float" office:value="29" table:style-name="TL Data" table:number-columns-repeated="2" office:value-type="float">
            <text:p>29</text:p>
          </table:table-cell>
          <table:table-cell table:style-name="TL Data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13" office:value-type="float">
            <office:annotation draw:style-name="gr1" svg:height="1.959cm" draw:caption-point-y="-5.493cm" svg:width="3.275cm" svg:x="15.996cm" draw:caption-point-x="-2.527cm" svg:y="337.42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30" office:value-type="float">
            <text:p>33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43" office:value-type="float">
            <office:annotation draw:style-name="gr1" svg:height="1.959cm" draw:caption-point-y="-5.494cm" svg:width="3.275cm" svg:x="15.996cm" draw:caption-point-x="-2.527cm" svg:y="338.32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14" office:value-type="float">
            <text:p>1614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43" office:value-type="float">
            <text:p>6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0" table:style-name="TL HRowHeader" table:number-columns-spanned="1" office:value-type="string">
            <text:p>Smild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Kloosterveen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202" office:value-type="float">
            <text:p>20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Hijkersmild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50" office:value-type="float">
            <text:p>15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Bovensmild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229" office:value-type="float">
            <text:p>22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Kloosterveen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181" office:value-type="float">
            <text:p>18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Hijkersmilde</text:p>
          </table:table-cell>
          <table:table-cell table:style-name="TL HRowHeader"/>
          <table:table-cell/>
          <table:table-cell ns41:value-type="float" table:style-name="ce40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Hoogersmild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173" office:value-type="float">
            <text:p>17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table:style-name="TL Data" table:number-columns-repeated="3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52" office:value-type="float">
            <text:p>35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83" office:value-type="float">
            <text:p>68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857" office:value-type="float">
            <text:p>1857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035" office:value-type="float">
            <text:p>103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35" office:value-type="float">
            <text:p>2435</text:p>
          </table:table-cell>
          <table:table-cell ns41:value-type="float" table:style-name="TL Data" office:value="2292" office:value-type="float">
            <text:p>229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035" office:value-type="float">
            <text:p>103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35" office:value-type="float">
            <text:p>2435</text:p>
          </table:table-cell>
          <table:table-cell ns41:value-type="float" table:style-name="TL Data" office:value="2292" office:value-type="float">
            <text:p>229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TL HRowHeader" table:number-columns-spanned="1" office:value-type="string">
            <text:p>Vledder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Vledder</text:p>
          </table:table-cell>
          <table:table-cell table:style-name="TL HRowHeader"/>
          <table:table-cell/>
          <table:table-cell ns41:value-type="float" table:style-name="ce40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Vledderveld</text:p>
          </table:table-cell>
          <table:table-cell table:style-name="TL HRowHeader"/>
          <table:table-cell/>
          <table:table-cell ns41:value-type="float" table:style-name="ce40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Vledderveen</text:p>
          </table:table-cell>
          <table:table-cell table:style-name="TL HRowHeader"/>
          <table:table-cell/>
          <table:table-cell ns41:value-type="float" table:style-name="ce40" office:value="86" office:value-type="float">
            <text:p>8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Nijensleek</text:p>
          </table:table-cell>
          <table:table-cell table:style-name="TL HRowHeader"/>
          <table:table-cell/>
          <table:table-cell ns41:value-type="float" table:style-name="ce40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Nijensleekerveld</text:p>
          </table:table-cell>
          <table:table-cell table:style-name="TL HRowHeader"/>
          <table:table-cell/>
          <table:table-cell ns41:value-type="float" table:style-name="ce40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oldersum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Wateren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/>
          <table:table-cell ns41:value-type="string" table:style-name="TL HRowHeader" office:value-type="string">
            <text:p>Frederiksoord</text:p>
          </table:table-cell>
          <table:table-cell table:style-name="TL HRowHeader"/>
          <table:table-cell/>
          <table:table-cell ns41:value-type="float" table:style-name="ce40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42" office:value-type="float">
            <text:p>42</text:p>
          </table:table-cell>
          <table:table-cell table:style-name="TL Data" table:number-columns-repeated="4"/>
          <table:table-cell ns41:value-type="float" office:value="109" table:style-name="TL Data" table:number-columns-repeated="2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28" office:value-type="float">
            <text:p>4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500" office:value-type="float">
            <text:p>5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30" table:style-name="TL HRowHeader" table:number-columns-spanned="1" office:value-type="string">
            <text:p>Vries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Vries</text:p>
          </table:table-cell>
          <table:table-cell table:style-name="TL HRowHeader"/>
          <table:table-cell/>
          <table:table-cell ns41:value-type="float" table:style-name="ce40" office:value="82" office:value-type="float">
            <office:annotation draw:style-name="gr1" svg:height="1.959cm" draw:caption-point-y="-6.816cm" svg:width="3.275cm" svg:x="15.996cm" draw:caption-point-x="-2.527cm" svg:y="355.843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onderen</text:p>
          </table:table-cell>
          <table:table-cell table:style-name="TL HRowHeader"/>
          <table:table-cell/>
          <table:table-cell ns41:value-type="float" table:style-name="ce40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Ide</text:p>
          </table:table-cell>
          <table:table-cell table:style-name="TL HRowHeader"/>
          <table:table-cell/>
          <table:table-cell ns41:value-type="float" table:style-name="ce40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Tinaarlo</text:p>
          </table:table-cell>
          <table:table-cell table:style-name="TL HRowHeader"/>
          <table:table-cell/>
          <table:table-cell ns41:value-type="float" table:style-name="ce40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eegse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Oudemolen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Taarlo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eijen</text:p>
          </table:table-cell>
          <table:table-cell table:style-name="TL HRowHeader"/>
          <table:table-cell/>
          <table:table-cell ns41:value-type="float" table:style-name="ce40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2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Vries</text:p>
          </table:table-cell>
          <table:table-cell ns41:value-type="string" table:style-name="TL HRowHeader" office:value-type="string">
            <text:p>Ned. Herv. Armen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2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Donderen</text:p>
          </table:table-cell>
          <table:table-cell table:style-name="TL HRowHeader"/>
          <table:table-cell/>
          <table:table-cell ns41:value-type="float" table:style-name="ce40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unne</text:p>
          </table:table-cell>
          <table:table-cell table:style-name="TL HRowHeader"/>
          <table:table-cell/>
          <table:table-cell ns41:value-type="float" table:style-name="ce40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Winde</text:p>
          </table:table-cell>
          <table:table-cell table:style-name="TL HRowHeader"/>
          <table:table-cell/>
          <table:table-cell ns41:value-type="float" table:style-name="ce40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Ide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Tinaarlo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75" office:value-type="float">
            <text:p>7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eegse</text:p>
          </table:table-cell>
          <table:table-cell table:style-name="TL HRowHeader"/>
          <table:table-cell/>
          <table:table-cell ns41:value-type="float" table:style-name="ce40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Oudemolen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Taarlo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Rhee</text:p>
          </table:table-cell>
          <table:table-cell table:style-name="TL HRowHeader"/>
          <table:table-cell/>
          <table:table-cell ns41:value-type="float" table:style-name="ce40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Terctard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eijen</text:p>
          </table:table-cell>
          <table:table-cell table:style-name="TL HRowHeader"/>
          <table:table-cell/>
          <table:table-cell ns41:value-type="float" table:style-name="ce40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eijerveen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enkoelen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9" table:style-name="TL Data" table:number-columns-repeated="2" office:value-type="float">
            <text:p>19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Punt</text:p>
          </table:table-cell>
          <table:table-cell table:style-name="TL HRowHeader"/>
          <table:table-cell/>
          <table:table-cell ns41:value-type="float" table:style-name="ce40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okkenstreek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Halfweg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01" office:value-type="float">
            <office:annotation draw:style-name="gr1" svg:height="1.959cm" draw:caption-point-y="-7.345cm" svg:width="3.275cm" svg:x="15.996cm" draw:caption-point-x="-2.527cm" svg:y="368.966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08" office:value-type="float">
            <text:p>30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09" office:value-type="float">
            <text:p>60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TL HRowHeader" table:number-columns-spanned="1" office:value-type="string">
            <text:p>Westerbor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Westerbork</text:p>
          </table:table-cell>
          <table:table-cell table:style-name="TL HRowHeader"/>
          <table:table-cell/>
          <table:table-cell ns41:value-type="float" table:style-name="ce40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Westerbork</text:p>
          </table:table-cell>
          <table:table-cell table:style-name="TL HRowHeader"/>
          <table:table-cell/>
          <table:table-cell ns41:value-type="float" table:style-name="ce40" office:value="11" office:value-type="float">
            <office:annotation draw:style-name="gr1" svg:height="1.959cm" draw:caption-point-y="-1.974cm" svg:width="3.274cm" svg:x="14.206cm" draw:caption-point-x="-0.737cm" svg:y="365.394cm" draw:text-style-name="P1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Zwiggelte</text:p>
          </table:table-cell>
          <table:table-cell table:style-name="TL HRowHeader"/>
          <table:table-cell/>
          <table:table-cell ns41:value-type="float" table:style-name="ce40" office:value="48" office:value-type="float">
            <text:p>48</text:p>
          </table:table-cell>
          <table:table-cell table:style-name="TL Data" table:number-columns-repeated="4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74" office:value-type="float">
            <text:p>74</text:p>
          </table:table-cell>
          <table:table-cell table:style-name="TL Data" table:number-columns-repeated="4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Orvelte</text:p>
          </table:table-cell>
          <table:table-cell table:style-name="TL HRowHeader"/>
          <table:table-cell/>
          <table:table-cell ns41:value-type="float" table:style-name="ce40" office:value="43" office:value-type="float">
            <office:annotation draw:style-name="gr1" svg:height="1.957cm" draw:caption-point-y="-2.029cm" svg:width="3.274cm" svg:x="13.982cm" draw:caption-point-x="-0.513cm" svg:y="367.24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</table:table-cell>
          <table:table-cell table:style-name="TL Data" table:number-columns-repeated="4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Eursinge</text:p>
          </table:table-cell>
          <table:table-cell table:style-name="TL HRowHeader"/>
          <table:table-cell/>
          <table:table-cell ns41:value-type="float" table:style-name="ce40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runtinge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Garminge</text:p>
          </table:table-cell>
          <table:table-cell table:style-name="TL HRowHeader"/>
          <table:table-cell/>
          <table:table-cell ns41:value-type="float" table:style-name="ce40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alinge</text:p>
          </table:table-cell>
          <table:table-cell table:style-name="TL HRowHeader"/>
          <table:table-cell/>
          <table:table-cell ns41:value-type="float" table:style-name="ce40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Mantinge</text:p>
          </table:table-cell>
          <table:table-cell table:style-name="TL HRowHeader"/>
          <table:table-cell/>
          <table:table-cell ns41:value-type="float" table:style-name="ce40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Nieuweroord</text:p>
          </table:table-cell>
          <table:table-cell table:style-name="TL HRowHeader"/>
          <table:table-cell/>
          <table:table-cell ns41:value-type="float" table:style-name="ce40" office:value="128" office:value-type="float">
            <text:p>12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394" office:value-type="float">
            <text:p>39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503" office:value-type="float">
            <office:annotation draw:style-name="gr1" svg:height="1.959cm" draw:caption-point-y="-11.896cm" svg:width="3.275cm" svg:x="15.996cm" draw:caption-point-x="-2.527cm" svg:y="381.163cm" draw:text-style-name="P1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503" office:value-type="float">
            <text:p>50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TL HRowHeader" table:number-columns-spanned="1" office:value-type="string">
            <text:p>De Wij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De Wijk</text:p>
          </table:table-cell>
          <table:table-cell table:style-name="TL HRowHeader"/>
          <table:table-cell/>
          <table:table-cell ns41:value-type="float" table:style-name="ce40" office:value="100" office:value-type="float">
            <text:p>100</text:p>
          </table:table-cell>
          <table:table-cell table:style-name="TL Data" table:number-columns-repeated="4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De Wijk</text:p>
          </table:table-cell>
          <table:table-cell ns41:value-type="string" table:style-name="TL HRowHeader" office:value-type="string">
            <text:p>Arm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Stapel</text:p>
          </table:table-cell>
          <table:table-cell table:style-name="TL HRowHeader"/>
          <table:table-cell/>
          <table:table-cell ns41:value-type="float" table:style-name="ce40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Eemten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Haalweide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 Schiphorst</text:p>
          </table:table-cell>
          <table:table-cell table:style-name="TL HRowHeader"/>
          <table:table-cell/>
          <table:table-cell ns41:value-type="float" table:style-name="ce40" office:value="82" office:value-type="float">
            <text:p>82</text:p>
          </table:table-cell>
          <table:table-cell table:style-name="TL Data" table:number-columns-repeated="4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3"/>
          <table:table-cell table:style-name="TL HRowHeader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Koekange</text:p>
          </table:table-cell>
          <table:table-cell table:style-name="TL HRowHeader"/>
          <table:table-cell/>
          <table:table-cell ns41:value-type="float" table:style-name="ce40" office:value="222" office:value-type="float">
            <text:p>2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00" office:value-type="float">
            <text:p>100</text:p>
          </table:table-cell>
          <table:table-cell table:style-name="TL Data" table:number-columns-repeated="4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28" office:value-type="float">
            <text:p>42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528" office:value-type="float">
            <text:p>52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TL HRowHeader" table:number-columns-spanned="1" office:value-type="string">
            <text:p>Zuidlar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216" office:value-type="float">
            <text:p>21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Schuilingsoord</text:p>
          </table:table-cell>
          <table:table-cell table:style-name="TL HRowHeader"/>
          <table:table-cell/>
          <table:table-cell ns41:value-type="float" table:style-name="ce40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Midlaren</text:p>
          </table:table-cell>
          <table:table-cell ns41:value-type="string" table:style-name="TL HRowHeader" office:value-type="string">
            <text:p>Ned.Herv.. Diaconie-arm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De Groeve</text:p>
          </table:table-cell>
          <table:table-cell ns41:value-type="string" table:style-name="TL HRowHeader" office:value-type="string">
            <text:p>Huizen</text:p>
          </table:table-cell>
          <table:table-cell/>
          <table:table-cell ns41:value-type="float" table:style-name="ce40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uidlaarderveen</text:p>
          </table:table-cell>
          <table:table-cell table:style-name="TL HRowHeader"/>
          <table:table-cell/>
          <table:table-cell ns41:value-type="float" table:style-name="ce40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16" office:value-type="float">
            <text:p>21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226" office:value-type="float">
            <text:p>22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42" office:value-type="float">
            <text:p>44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TL HRowHeader" table:number-columns-spanned="1" office:value-type="string">
            <text:p>Zuidwold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Kerkenbosch</text:p>
          </table:table-cell>
          <table:table-cell table:style-name="TL HRowHeader"/>
          <table:table-cell/>
          <table:table-cell ns41:value-type="float" table:style-name="ce40" office:value="63" office:value-type="float">
            <text:p>63</text:p>
          </table:table-cell>
          <table:table-cell table:style-name="TL Data" table:number-columns-repeated="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teenbergen</text:p>
          </table:table-cell>
          <table:table-cell table:style-name="TL HRowHeader"/>
          <table:table-cell/>
          <table:table-cell ns41:value-type="float" table:style-name="ce40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Ten Arlo</text:p>
          </table:table-cell>
          <table:table-cell table:style-name="TL HRowHeader"/>
          <table:table-cell/>
          <table:table-cell ns41:value-type="float" table:style-name="ce40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ubbinge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table:style-name="TL HRowHeader"/>
          <table:table-cell table:style-name="TL HRowHeader"/>
          <table:table-cell ns41:value-type="string" table:style-name="TL HRowHeader" office:value-type="string">
            <text:p>Steenbergen</text:p>
          </table:table-cell>
          <table:table-cell table:style-name="TL HRowHeader"/>
          <table:table-cell/>
          <table:table-cell ns41:value-type="float" table:style-name="ce40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erkenbosch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chotterhuizen</text:p>
          </table:table-cell>
          <table:table-cell table:style-name="TL HRowHeader"/>
          <table:table-cell/>
          <table:table-cell ns41:value-type="float" table:style-name="ce40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inde</text:p>
          </table:table-cell>
          <table:table-cell table:style-name="TL HRowHeader"/>
          <table:table-cell/>
          <table:table-cell ns41:value-type="float" table:style-name="ce40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lde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ide</text:p>
          </table:table-cell>
          <table:table-cell table:style-name="TL HRowHeader"/>
          <table:table-cell/>
          <table:table-cell ns41:value-type="float" table:style-name="ce40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Nijstad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abbinge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Pieperij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leomberg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eeningen</text:p>
          </table:table-cell>
          <table:table-cell table:style-name="TL HRowHeader"/>
          <table:table-cell/>
          <table:table-cell ns41:value-type="float" table:style-name="ce40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agerveen</text:p>
          </table:table-cell>
          <table:table-cell table:style-name="TL HRowHeader"/>
          <table:table-cell/>
          <table:table-cell ns41:value-type="float" table:style-name="ce40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oddergat</text:p>
          </table:table-cell>
          <table:table-cell table:style-name="TL HRowHeader"/>
          <table:table-cell/>
          <table:table-cell ns41:value-type="float" table:style-name="ce40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ilgenberg</text:p>
          </table:table-cell>
          <table:table-cell table:style-name="TL HRowHeader"/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Kerkenveld</text:p>
          </table:table-cell>
          <table:table-cell table:style-name="TL HRowHeader"/>
          <table:table-cell/>
          <table:table-cell ns41:value-type="float" table:style-name="ce40" office:value="79" office:value-type="float">
            <text:p>79</text:p>
          </table:table-cell>
          <table:table-cell table:style-name="TL Data" table:number-columns-repeated="4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andveld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raamberg</text:p>
          </table:table-cell>
          <table:table-cell table:style-name="TL HRowHeader"/>
          <table:table-cell/>
          <table:table-cell ns41:value-type="float" table:style-name="ce40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inderveld</text:p>
          </table:table-cell>
          <table:table-cell table:style-name="TL HRowHeader"/>
          <table:table-cell/>
          <table:table-cell ns41:value-type="float" table:style-name="ce40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Tip</text:p>
          </table:table-cell>
          <table:table-cell table:style-name="TL HRowHeader"/>
          <table:table-cell/>
          <table:table-cell ns41:value-type="float" table:style-name="ce40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uile Riet</text:p>
          </table:table-cell>
          <table:table-cell table:style-name="TL HRowHeader"/>
          <table:table-cell/>
          <table:table-cell ns41:value-type="float" table:style-name="ce40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Paardelanden</text:p>
          </table:table-cell>
          <table:table-cell table:style-name="TL HRowHeader"/>
          <table:table-cell/>
          <table:table-cell ns41:value-type="float" table:style-name="ce40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chrapveen</text:p>
          </table:table-cell>
          <table:table-cell table:style-name="TL HRowHeader"/>
          <table:table-cell/>
          <table:table-cell ns41:value-type="float" table:style-name="ce40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osterveld</text:p>
          </table:table-cell>
          <table:table-cell table:style-name="TL HRowHeader"/>
          <table:table-cell/>
          <table:table-cell ns41:value-type="float" table:style-name="ce40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lteveer</text:p>
          </table:table-cell>
          <table:table-cell table:style-name="TL HRowHeader"/>
          <table:table-cell/>
          <table:table-cell ns41:value-type="float" table:style-name="ce40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/>
          <table:table-cell table:style-name="ce40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/>
          <table:table-cell table:style-name="ce40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Westerveld. </text:p>
          </table:table-cell>
          <table:table-cell ns41:value-type="string" table:style-name="TL HRowHeader" office:value-type="string">
            <text:p>Armwerkhuis</text:p>
          </table:table-cell>
          <table:table-cell/>
          <table:table-cell ns41:value-type="float" table:style-name="ce40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/>
          <table:table-cell ns41:value-type="float" table:style-name="ce40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Fort</text:p>
          </table:table-cell>
          <table:table-cell table:style-name="TL HRowHeader"/>
          <table:table-cell/>
          <table:table-cell ns41:value-type="float" table:style-name="ce40" office:value="36" office:value-type="float">
            <text:p>36</text:p>
          </table:table-cell>
          <table:table-cell table:style-name="TL Data" table:number-columns-repeated="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rogt</text:p>
          </table:table-cell>
          <table:table-cell table:style-name="TL HRowHeader"/>
          <table:table-cell/>
          <table:table-cell ns41:value-type="float" table:style-name="ce40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azuin</text:p>
          </table:table-cell>
          <table:table-cell table:style-name="TL HRowHeader"/>
          <table:table-cell/>
          <table:table-cell ns41:value-type="float" table:style-name="ce40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iddelveen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mmenhove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9" office:value-type="float">
            <text:p>69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638" office:value-type="float">
            <text:p>63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1" office:value-type="float">
            <text:p>1611</text:p>
          </table:table-cell>
          <table:table-cell ns41:value-type="float" table:style-name="TL Data" office:value="1394" office:value-type="float">
            <text:p>139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707" office:value-type="float">
            <text:p>70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/>
          <table:table-cell table:style-name="ce40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707" office:value-type="float">
            <text:p>70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TL HRowHeader" table:number-columns-spanned="1" office:value-type="string">
            <text:p>Zweelo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Zweelo</text:p>
          </table:table-cell>
          <table:table-cell table:style-name="TL HRowHeader"/>
          <table:table-cell/>
          <table:table-cell ns41:value-type="float" table:style-name="ce40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Gehucht</text:p>
          </table:table-cell>
          <table:table-cell ns41:value-type="string" table:style-name="TL HRowHeader" office:value-type="string">
            <text:p>Benneveld</text:p>
          </table:table-cell>
          <table:table-cell table:style-name="TL HRowHeader"/>
          <table:table-cell/>
          <table:table-cell ns41:value-type="float" table:style-name="ce40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alden</text:p>
          </table:table-cell>
          <table:table-cell table:style-name="TL HRowHeader"/>
          <table:table-cell/>
          <table:table-cell ns41:value-type="float" table:style-name="ce40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eppen</text:p>
          </table:table-cell>
          <table:table-cell table:style-name="TL HRowHeader"/>
          <table:table-cell/>
          <table:table-cell ns41:value-type="float" table:style-name="ce40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zup</text:p>
          </table:table-cell>
          <table:table-cell table:style-name="TL HRowHeader"/>
          <table:table-cell/>
          <table:table-cell ns41:value-type="float" table:style-name="ce40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zupperveld</text:p>
          </table:table-cell>
          <table:table-cell table:style-name="TL HRowHeader"/>
          <table:table-cell/>
          <table:table-cell ns41:value-type="float" table:style-name="ce40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llertsveld</text:p>
          </table:table-cell>
          <table:table-cell table:style-name="TL HRowHeader"/>
          <table:table-cell/>
          <table:table-cell ns41:value-type="float" table:style-name="ce40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0" office:value="169" office:value-type="float">
            <text:p>1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60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2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/>
          <table:table-cell ns41:value-type="float" table:style-name="ce42" office:value="218" office:value-type="float">
            <text:p>2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ce67" office:value="10872" office:value-type="float">
            <text:p>10872</text:p>
          </table:table-cell>
          <table:table-cell ns41:value-type="float" table:style-name="ce69" office:value="4" office:value-type="float">
            <text:p>4</text:p>
          </table:table-cell>
          <table:table-cell ns41:value-type="string" table:style-name="ce75" office:value-type="string">
            <text:p>DR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67" office:value-type="string">
            <text:p>05_H1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82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£</number:text>
      <number:number number:grouping="true" number:decimal-places="0" number:min-integer-digits="1"/>
    </number:number-style>
    <number:number-style style:name="N140">
      <number:text>-£</number:text>
      <number:number number:grouping="true" number:decimal-places="0" number:min-integer-digits="1"/>
      <style:map style:condition="value()&gt;=0" style:apply-style-name="N140P0"/>
    </number:number-style>
    <number:number-style style:volatile="true" style:name="N141P0">
      <number:text>£</number:text>
      <number:number number:grouping="true" number:decimal-places="0" number:min-integer-digits="1"/>
    </number:number-style>
    <number:number-style style:name="N141">
      <style:text-properties fo:color="#ff0000"/>
      <number:text>-£</number:text>
      <number:number number:grouping="true" number:decimal-places="0" number:min-integer-digits="1"/>
      <style:map style:condition="value()&gt;=0" style:apply-style-name="N141P0"/>
    </number:number-style>
    <number:number-style style:volatile="true" style:name="N142P0">
      <number:text>£</number:text>
      <number:number number:grouping="true" number:decimal-places="2" number:min-integer-digits="1"/>
    </number:number-style>
    <number:number-style style:name="N142">
      <number:text>-£</number:text>
      <number:number number:grouping="true" number:decimal-places="2" number:min-integer-digits="1"/>
      <style:map style:condition="value()&gt;=0" style:apply-style-name="N142P0"/>
    </number:number-style>
    <number:number-style style:volatile="true" style:name="N143P0">
      <number:text>£</number:text>
      <number:number number:grouping="true" number:decimal-places="2" number:min-integer-digits="1"/>
    </number:number-style>
    <number:number-style style:name="N143">
      <style:text-properties fo:color="#ff0000"/>
      <number:text>-£</number:text>
      <number:number number:grouping="true" number:decimal-places="2" number:min-integer-digits="1"/>
      <style:map style:condition="value()&gt;=0" style:apply-style-name="N143P0"/>
    </number:number-style>
    <number:number-style style:volatile="true" style:name="N144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44P2">
      <number:text> £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6P2">
      <number:text> £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$</number:text>
      <number:number number:grouping="true" number:decimal-places="0" number:min-integer-digits="1"/>
      <number:text/>
    </number:number-style>
    <number:number-style style:name="N148">
      <number:text>($</number:text>
      <number:number number:grouping="true" number:decimal-places="0" number:min-integer-digits="1"/>
      <number:text>)</number:text>
      <style:map style:condition="value()&gt;=0" style:apply-style-name="N148P0"/>
    </number:number-style>
    <number:number-style style:volatile="true" style:name="N149P0">
      <number:text>$</number:text>
      <number:number number:grouping="true" number:decimal-places="0" number:min-integer-digits="1"/>
      <number:text/>
    </number:number-style>
    <number:number-style style:name="N149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9P0"/>
    </number:number-style>
    <number:number-style style:volatile="true" style:name="N150P0">
      <number:text>$</number:text>
      <number:number number:grouping="true" number:decimal-places="2" number:min-integer-digits="1"/>
      <number:text/>
    </number:number-style>
    <number:number-style style:name="N150">
      <number:text>($</number:text>
      <number:number number:grouping="true" number:decimal-places="2" number:min-integer-digits="1"/>
      <number:text>)</number:text>
      <style:map style:condition="value()&gt;=0" style:apply-style-name="N150P0"/>
    </number:number-style>
    <number:number-style style:volatile="true" style:name="N151P0">
      <number:text>$</number:text>
      <number:number number:grouping="true" number:decimal-places="2" number:min-integer-digits="1"/>
      <number:text/>
    </number:number-style>
    <number:number-style style:name="N15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51P0"/>
    </number:number-style>
    <number:number-style style:volatile="true" style:name="N152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52P2">
      <number:text> $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/>
      <ns42:fill-character/>
      <number:number number:grouping="true" number:decimal-places="0" number:min-integer-digits="1"/>
      <number:text/>
    </number:number-style>
    <number:number-style style:volatile="true" style:name="N15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53P2">
      <number:text/>
      <ns42:fill-character/>
      <number:text>- </number:text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5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54P2">
      <number:text> $</number:text>
      <ns42:fill-character/>
      <number:text>-</number:text>
      <number:number number:decimal-places="0" number:min-integer-digits="0"/>
      <number:text/>
    </number:number-style>
    <number:text-style style:name="N154">
      <number:text/>
      <number:text-content/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5P0">
      <number:text/>
      <ns42:fill-character/>
      <number:number number:grouping="true" number:decimal-places="2" number:min-integer-digits="1"/>
      <number:text/>
    </number:number-style>
    <number:number-style style:volatile="true" style:name="N155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55P2">
      <number:text/>
      <ns42:fill-character/>
      <number:text>-</number:text>
      <number:number number:decimal-places="0" number:min-integer-digits="0"/>
      <number:text/>
    </number:number-style>
    <number:text-style style:name="N155">
      <number:text/>
      <number:text-content/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6P0">
      <number:number number:decimal-places="1" number:min-integer-digits="1"/>
      <number:text>-</number:text>
    </number:number-style>
    <number:number-style style:volatile="true" style:name="N156P1">
      <number:text/>
    </number:number-style>
    <number:text-style style:name="N156">
      <number:text-content/>
      <style:map style:condition="value()&gt;0" style:apply-style-name="N156P0"/>
      <style:map style:condition="value()&lt;0" style:apply-style-name="N156P1"/>
    </number:text-style>
    <number:number-style style:volatile="true" style:name="N157P0">
      <number:number number:decimal-places="0" number:min-integer-digits="1"/>
    </number:number-style>
    <number:number-style style:volatile="true" style:name="N157P1">
      <number:text>-</number:text>
      <number:number number:decimal-places="0" number:min-integer-digits="1"/>
    </number:number-style>
    <number:number-style style:volatile="true" style:name="N157P2">
      <number:text/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47:49</dc:date>
    <meta:document-statistic meta:object-count="0" meta:cell-count="13166" meta:table-count="1"/>
    <meta:generator>ODFPY/1.3.0dev</meta:generator>
  </office:meta>
</office:document-meta>
</file>